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150.86pt"/>
    </style:style>
    <style:style style:name="co4" style:family="table-column">
      <style:table-column-properties fo:break-before="auto" style:column-width="103.86pt"/>
    </style:style>
    <style:style style:name="co5" style:family="table-column">
      <style:table-column-properties fo:break-before="auto" style:column-width="65.96pt"/>
    </style:style>
    <style:style style:name="co6" style:family="table-column">
      <style:table-column-properties fo:break-before="auto" style:column-width="116.45pt"/>
    </style:style>
    <style:style style:name="co7" style:family="table-column">
      <style:table-column-properties fo:break-before="auto" style:column-width="162.79pt"/>
    </style:style>
    <style:style style:name="co8" style:family="table-column">
      <style:table-column-properties fo:break-before="auto" style:column-width="267.36pt"/>
    </style:style>
    <style:style style:name="co9" style:family="table-column">
      <style:table-column-properties fo:break-before="auto" style:column-width="119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p0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rucial moment </text:p>
          </table:table-cell>
          <table:table-cell office:value-type="string" calcext:value-type="string">
            <text:p><text:s/>중요한 순간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olors</text:p>
          </table:table-cell>
          <table:table-cell office:value-type="string" calcext:value-type="string">
            <text:p><text:s/>국기, 리본, 장식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vicinity</text:p>
          </table:table-cell>
          <table:table-cell office:value-type="string" calcext:value-type="string">
            <text:p>근처,비슷한것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quid pro quo </text:p>
          </table:table-cell>
          <table:table-cell office:value-type="string" calcext:value-type="string">
            <text:p><text:s/>대가, 보상 (Latin, "what for what")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alk all over </text:p>
          </table:table-cell>
          <table:table-cell office:value-type="string" calcext:value-type="string">
            <text:p><text:s/>말을 안듣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old dear </text:p>
          </table:table-cell>
          <table:table-cell office:value-type="string" calcext:value-type="string">
            <text:p><text:s/>가치있게 여기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greatest hits </text:p>
          </table:table-cell>
          <table:table-cell office:value-type="string" calcext:value-type="string">
            <text:p><text:s/>best of album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ecretary</text:p>
          </table:table-cell>
          <table:table-cell office:value-type="string" calcext:value-type="string">
            <text:p>장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e Capitol </text:p>
          </table:table-cell>
          <table:table-cell office:value-type="string" calcext:value-type="string">
            <text:p><text:s/>국회의사당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ey, I'm slaving over here. </text:p>
          </table:table-cell>
          <table:table-cell office:value-type="string" calcext:value-type="string">
            <text:p><text:s/>내가 열심히 하고 있잖아.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te of the Union</text:p>
          </table:table-cell>
          <table:table-cell office:value-type="string" calcext:value-type="string">
            <text:p><text:s/>연두교서. 연초 미대통령의 국정연설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dubstep track </text:p>
          </table:table-cell>
          <table:table-cell office:value-type="string" calcext:value-type="string">
            <text:p><text:s/>일렉 음악의 한 장르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ke us proud </text:p>
          </table:table-cell>
          <table:table-cell office:value-type="string" calcext:value-type="string">
            <text:p><text:s/>잘하고 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ongress </text:p>
          </table:table-cell>
          <table:table-cell office:value-type="string" calcext:value-type="string">
            <text:p><text:s/>미국 상/하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e Senate </text:p>
          </table:table-cell>
          <table:table-cell office:value-type="string" calcext:value-type="string">
            <text:p><text:s/>상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e House of Representatives </text:p>
          </table:table-cell>
          <table:table-cell office:value-type="string" calcext:value-type="string">
            <text:p><text:s/>하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Parliament</text:p>
          </table:table-cell>
          <table:table-cell office:value-type="string" calcext:value-type="string">
            <text:p>영국 의회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National Assembly</text:p>
          </table:table-cell>
          <table:table-cell table:style-name="ce4" office:value-type="string" calcext:value-type="string">
            <text:p>한국 의회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abinet </text:p>
          </table:table-cell>
          <table:table-cell office:value-type="string" calcext:value-type="string">
            <text:p><text:s/>내각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lip someone something </text:p>
          </table:table-cell>
          <table:table-cell office:value-type="string" calcext:value-type="string">
            <text:p><text:s/>슬쩍 찔러주다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ousing reform </text:p>
          </table:table-cell>
          <table:table-cell office:value-type="string" calcext:value-type="string">
            <text:p><text:s/>주택 개혁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ork one's ass off </text:p>
          </table:table-cell>
          <table:table-cell office:value-type="string" calcext:value-type="string">
            <text:p><text:s/>힘들게 일하다.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backfire </text:p>
          </table:table-cell>
          <table:table-cell office:value-type="string" calcext:value-type="string">
            <text:p><text:s/>역효과,맞불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ecretary of Housing and Urban Development. (HUD)</text:p>
          </table:table-cell>
          <table:table-cell table:style-name="ce4" office:value-type="string" calcext:value-type="string">
            <text:p>주택도시개발 장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get someone wrong </text:p>
          </table:table-cell>
          <table:table-cell office:value-type="string" calcext:value-type="string">
            <text:p><text:s/>오해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hief of Staff </text:p>
          </table:table-cell>
          <table:table-cell office:value-type="string" calcext:value-type="string">
            <text:p><text:s/>참모장, 수석보좌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uddled </text:p>
          </table:table-cell>
          <table:table-cell office:value-type="string" calcext:value-type="string">
            <text:p><text:s/>뒤죽박죽인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zard a guess </text:p>
          </table:table-cell>
          <table:table-cell office:value-type="string" calcext:value-type="string">
            <text:p><text:s/>조심스럽게 추측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initiative </text:p>
          </table:table-cell>
          <table:table-cell office:value-type="string" calcext:value-type="string">
            <text:p><text:s/>(법안)발의,개시,창시,창의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mbassadorship </text:p>
          </table:table-cell>
          <table:table-cell office:value-type="string" calcext:value-type="string">
            <text:p><text:s/>대사직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ll the trimmings </text:p>
          </table:table-cell>
          <table:table-cell table:style-name="ce4" office:value-type="string" calcext:value-type="string">
            <text:p>(그밖에) 모두.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leasure </text:p>
          </table:table-cell>
          <table:table-cell office:value-type="string" calcext:value-type="string">
            <text:p><text:s/>의지,기호,기쁨,즐거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leasure of the President. </text:p>
          </table:table-cell>
          <table:table-cell office:value-type="string" calcext:value-type="string">
            <text:p><text:s/>대통령의 의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lay someone's game </text:p>
          </table:table-cell>
          <table:table-cell office:value-type="string" calcext:value-type="string">
            <text:p><text:s/>장단을 맞추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e'll make this work </text:p>
          </table:table-cell>
          <table:table-cell office:value-type="string" calcext:value-type="string">
            <text:p><text:s/>우린 해낼거야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de up one's mind </text:p>
          </table:table-cell>
          <table:table-cell office:value-type="string" calcext:value-type="string">
            <text:p><text:s/>마음의 결정을 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otorcade </text:p>
          </table:table-cell>
          <table:table-cell office:value-type="string" calcext:value-type="string">
            <text:p><text:s/>자동차 행렬, 카퍼레이드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moke out </text:p>
          </table:table-cell>
          <table:table-cell office:value-type="string" calcext:value-type="string">
            <text:p><text:s/>연기를 피워 몰아내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mbush </text:p>
          </table:table-cell>
          <table:table-cell office:value-type="string" calcext:value-type="string">
            <text:p><text:s/>매복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ppellate judge </text:p>
          </table:table-cell>
          <table:table-cell office:value-type="string" calcext:value-type="string">
            <text:p><text:s/>상소(항소)심 판사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live shot </text:p>
          </table:table-cell>
          <table:table-cell office:value-type="string" calcext:value-type="string">
            <text:p><text:s/>생중계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ecure comms </text:p>
          </table:table-cell>
          <table:table-cell office:value-type="string" calcext:value-type="string">
            <text:p><text:s/>보안회선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mbassy </text:p>
          </table:table-cell>
          <table:table-cell office:value-type="string" calcext:value-type="string">
            <text:p><text:s/>대사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ar footing </text:p>
          </table:table-cell>
          <table:table-cell office:value-type="string" calcext:value-type="string">
            <text:p><text:s/>전시 편성, 전쟁 준비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atch me into </text:p>
          </table:table-cell>
          <table:table-cell office:value-type="string" calcext:value-type="string">
            <text:p><text:s/>이어맞추다, 연결하다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rowing back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get through this </text:p>
          </table:table-cell>
          <table:table-cell office:value-type="string" calcext:value-type="string">
            <text:p><text:s/>헤쳐나가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urning to </text:p>
          </table:table-cell>
          <table:table-cell/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Fat chance of that happening</text:p>
          </table:table-cell>
          <table:table-cell/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lf a mind </text:p>
          </table:table-cell>
          <table:table-cell/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in </text:p>
          </table:table-cell>
          <table:table-cell office:value-type="string" calcext:value-type="string">
            <text:p><text:s/>(미국 속어) 경찰관의 뱃지, 그릇, 은화,돈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erimeter </text:p>
          </table:table-cell>
          <table:table-cell office:value-type="string" calcext:value-type="string">
            <text:p><text:s/>둘레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SA </text:p>
          </table:table-cell>
          <table:table-cell office:value-type="string" calcext:value-type="string">
            <text:p><text:s/>교통안전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niffers </text:p>
          </table:table-cell>
          <table:table-cell office:value-type="string" calcext:value-type="string">
            <text:p><text:s/>냄새 탐지기, 냄새 맡는 사람, 마약탐색견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radiological </text:p>
          </table:table-cell>
          <table:table-cell office:value-type="string" calcext:value-type="string">
            <text:p><text:s/>방사선 물질의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MS </text:p>
          </table:table-cell>
          <table:table-cell office:value-type="string" calcext:value-type="string">
            <text:p><text:s/>응급구조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z-Mat </text:p>
          </table:table-cell>
          <table:table-cell office:value-type="string" calcext:value-type="string">
            <text:p><text:s/>위험물 처리반 ?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IOC </text:p>
          </table:table-cell>
          <table:table-cell office:value-type="string" calcext:value-type="string">
            <text:p><text:s/>전략정보작전센터 ?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jor </text:p>
          </table:table-cell>
          <table:table-cell office:value-type="string" calcext:value-type="string">
            <text:p><text:s/>소령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beneath </text:p>
          </table:table-cell>
          <table:table-cell office:value-type="string" calcext:value-type="string">
            <text:p><text:s/>아래에, 지하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mergency session </text:p>
          </table:table-cell>
          <table:table-cell office:value-type="string" calcext:value-type="string">
            <text:p><text:s/>비상회의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rd charging </text:p>
          </table:table-cell>
          <table:table-cell office:value-type="string" calcext:value-type="string">
            <text:p><text:s/>전속력으로 돌격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tioned </text:p>
          </table:table-cell>
          <table:table-cell office:value-type="string" calcext:value-type="string">
            <text:p><text:s/>정박된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tion </text:p>
          </table:table-cell>
          <table:table-cell office:value-type="string" calcext:value-type="string">
            <text:p><text:s/>정박하다, 역, 정거장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arfare </text:p>
          </table:table-cell>
          <table:table-cell office:value-type="string" calcext:value-type="string">
            <text:p><text:s/>전쟁, 교전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deception </text:p>
          </table:table-cell>
          <table:table-cell office:value-type="string" calcext:value-type="string">
            <text:p><text:s/>속임, 기만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ith all due respect </text:p>
          </table:table-cell>
          <table:table-cell office:value-type="string" calcext:value-type="string">
            <text:p><text:s/>외람되지만, 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bounce </text:p>
          </table:table-cell>
          <table:table-cell office:value-type="string" calcext:value-type="string">
            <text:p><text:s/>반품 ?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inged </text:p>
          </table:table-cell>
          <table:table-cell office:value-type="string" calcext:value-type="string">
            <text:p><text:s/>(통신망으로)추적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stermind </text:p>
          </table:table-cell>
          <table:table-cell office:value-type="string" calcext:value-type="string">
            <text:p><text:s/>대가, 지도자, 두목, 머리가 좋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ffer </text:p>
          </table:table-cell>
          <table:table-cell office:value-type="string" calcext:value-type="string">
            <text:p><text:s/>직원, 국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intelligence source </text:p>
          </table:table-cell>
          <table:table-cell office:value-type="string" calcext:value-type="string">
            <text:p><text:s/>정보 기관 소식통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ight-lipped </text:p>
          </table:table-cell>
          <table:table-cell office:value-type="string" calcext:value-type="string">
            <text:p><text:s/>입을 굳게 다문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EOC </text:p>
          </table:table-cell>
          <table:table-cell office:value-type="string" calcext:value-type="string">
            <text:p><text:s/>벙커 ?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ode-word clearance </text:p>
          </table:table-cell>
          <table:table-cell office:value-type="string" calcext:value-type="string">
            <text:p><text:s/>비밀 취급 인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issing contest </text:p>
          </table:table-cell>
          <table:table-cell office:value-type="string" calcext:value-type="string">
            <text:p><text:s/>싸움, 말다툼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wift </text:p>
          </table:table-cell>
          <table:table-cell office:value-type="string" calcext:value-type="string">
            <text:p><text:s/>신속한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flag is still flying strong </text:p>
          </table:table-cell>
          <table:table-cell office:value-type="string" calcext:value-type="string">
            <text:p><text:s/>여전히 건재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figurehead </text:p>
          </table:table-cell>
          <table:table-cell office:value-type="string" calcext:value-type="string">
            <text:p><text:s/>명목상의 우두머리, 표명상의 대표, 얼굴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ngage </text:p>
          </table:table-cell>
          <table:table-cell office:value-type="string" calcext:value-type="string">
            <text:p><text:s/>교전하다, 관여하다, 보증하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SA (National Security Agency)</text:p>
          </table:table-cell>
          <table:table-cell office:value-type="string" calcext:value-type="string">
            <text:p><text:s/>국가안보국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UXO (unexploded ordnance)</text:p>
          </table:table-cell>
          <table:table-cell office:value-type="string" calcext:value-type="string">
            <text:p><text:s/>불발탄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hemostat </text:p>
          </table:table-cell>
          <table:table-cell office:value-type="string" calcext:value-type="string">
            <text:p><text:s/>겸자(수술등에 쓰이는 집게의 종류), 지혈제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sincere sympathy </text:p>
          </table:table-cell>
          <table:table-cell office:value-type="string" calcext:value-type="string">
            <text:p><text:s/>심심한 위로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wardice </text:p>
          </table:table-cell>
          <table:table-cell office:value-type="string" calcext:value-type="string">
            <text:p><text:s/>비겁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st assured </text:p>
          </table:table-cell>
          <table:table-cell office:value-type="string" calcext:value-type="string">
            <text:p><text:s/>안심하고 있다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war-game </text:p>
          </table:table-cell>
          <table:table-cell office:value-type="string" calcext:value-type="string">
            <text:p><text:s/>전쟁 연습, 모의 실전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green light </text:p>
          </table:table-cell>
          <table:table-cell office:value-type="string" calcext:value-type="string">
            <text:p><text:s/>청신호, 정식 허가, 승인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straight a shooter </text:p>
          </table:table-cell>
          <table:table-cell office:value-type="string" calcext:value-type="string">
            <text:p><text:s/>직선적인, 직설적인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mmander in Chief </text:p>
          </table:table-cell>
          <table:table-cell office:value-type="string" calcext:value-type="string">
            <text:p><text:s/>총사령관, 최고사령관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mply </text:p>
          </table:table-cell>
          <table:table-cell office:value-type="string" calcext:value-type="string">
            <text:p><text:s/>따르다, 동의하다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IED </text:p>
          </table:table-cell>
          <table:table-cell office:value-type="string" calcext:value-type="string">
            <text:p><text:s/>급조 폭발물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munition </text:p>
          </table:table-cell>
          <table:table-cell office:value-type="string" calcext:value-type="string">
            <text:p><text:s/>탄약, 무기, 군수품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off the charts </text:p>
          </table:table-cell>
          <table:table-cell office:value-type="string" calcext:value-type="string">
            <text:p><text:s/>기대치 밖의, 예상밖의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unterattacks </text:p>
          </table:table-cell>
          <table:table-cell office:value-type="string" calcext:value-type="string">
            <text:p><text:s/>역습, 반격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rowing </text:p>
          </table:table-cell>
          <table:table-cell office:value-type="string" calcext:value-type="string">
            <text:p><text:s/>(적을)이겨서 자랑하다, 환성을 지르다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you look the part </text:p>
          </table:table-cell>
          <table:table-cell office:value-type="string" calcext:value-type="string">
            <text:p><text:s/>그일을 하는 사람처럼 적합해 보인다.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reading </text:p>
          </table:table-cell>
          <table:table-cell office:value-type="string" calcext:value-type="string">
            <text:p><text:s/>아주 가까운것?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read </text:p>
          </table:table-cell>
          <table:table-cell office:value-type="string" calcext:value-type="string">
            <text:p><text:s/>밟다, 가다, 으깨다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mmit treason </text:p>
          </table:table-cell>
          <table:table-cell office:value-type="string" calcext:value-type="string">
            <text:p>반역을 꾸미다.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reason </text:p>
          </table:table-cell>
          <table:table-cell office:value-type="string" calcext:value-type="string">
            <text:p><text:s/>반역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definitively </text:p>
          </table:table-cell>
          <table:table-cell office:value-type="string" calcext:value-type="string">
            <text:p><text:s/>명확하게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presidential </text:p>
          </table:table-cell>
          <table:table-cell office:value-type="string" calcext:value-type="string">
            <text:p><text:s/>대통령의</text:p>
          </table:table-cell>
        </table:table-row>
      </table:table>
      <table:table table:name="ep0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and-aid</text:p>
          </table:table-cell>
          <table:table-cell/>
          <table:table-cell table:formula="of:=OFFSET([.$A$105];-ROW();0;1;1)" office:value-type="string" office:string-value="chatter" calcext:value-type="string">
            <text:p>chatter</text:p>
          </table:table-cell>
          <table:table-cell/>
          <table:table-cell table:formula="of:=LOWER([.C1])" office:value-type="string" office:string-value="chatter" calcext:value-type="string">
            <text:p>chatter</text:p>
          </table:table-cell>
          <table:table-cell/>
          <table:table-cell office:value-type="string" calcext:value-type="string">
            <text:p>chatter</text:p>
          </table:table-cell>
          <table:table-cell office:value-type="string" calcext:value-type="string">
            <text:p>재잘거림, 이야기소리</text:p>
          </table:table-cell>
        </table:table-row>
        <table:table-row table:style-name="ro1">
          <table:table-cell office:value-type="string" calcext:value-type="string">
            <text:p>bluff</text:p>
          </table:table-cell>
          <table:table-cell/>
          <table:table-cell table:formula="of:=OFFSET([.$A$105];-ROW();0;1;1)" office:value-type="string" office:string-value="scapegoat" calcext:value-type="string">
            <text:p>scapegoat</text:p>
          </table:table-cell>
          <table:table-cell/>
          <table:table-cell table:formula="of:=LOWER([.C2])" office:value-type="string" office:string-value="scapegoat" calcext:value-type="string">
            <text:p>scapegoat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reasury</text:p>
          </table:table-cell>
          <table:table-cell/>
          <table:table-cell table:formula="of:=OFFSET([.$A$105];-ROW();0;1;1)" office:value-type="string" office:string-value="usual suspect" calcext:value-type="string">
            <text:p>usual suspect</text:p>
          </table:table-cell>
          <table:table-cell/>
          <table:table-cell table:formula="of:=LOWER([.C3])" office:value-type="string" office:string-value="usual suspect" calcext:value-type="string">
            <text:p>usual suspect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rample</text:p>
          </table:table-cell>
          <table:table-cell/>
          <table:table-cell table:formula="of:=OFFSET([.$A$105];-ROW();0;1;1)" office:value-type="string" office:string-value="usual suspects" calcext:value-type="string">
            <text:p>usual suspects</text:p>
          </table:table-cell>
          <table:table-cell/>
          <table:table-cell table:formula="of:=LOWER([.C4])" office:value-type="string" office:string-value="usual suspects" calcext:value-type="string">
            <text:p>usual susp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mpled</text:p>
          </table:table-cell>
          <table:table-cell/>
          <table:table-cell table:formula="of:=OFFSET([.$A$105];-ROW();0;1;1)" office:value-type="string" office:string-value="suspect" calcext:value-type="string">
            <text:p>suspect</text:p>
          </table:table-cell>
          <table:table-cell/>
          <table:table-cell table:formula="of:=LOWER([.C5])" office:value-type="string" office:string-value="suspect" calcext:value-type="string">
            <text:p>suspect</text:p>
          </table:table-cell>
          <table:table-cell/>
          <table:table-cell office:value-type="string" calcext:value-type="string">
            <text:p>suspect</text:p>
          </table:table-cell>
          <table:table-cell office:value-type="string" calcext:value-type="string">
            <text:p>용의자</text:p>
          </table:table-cell>
        </table:table-row>
        <table:table-row table:style-name="ro1">
          <table:table-cell office:value-type="string" calcext:value-type="string">
            <text:p>Proclamation</text:p>
          </table:table-cell>
          <table:table-cell/>
          <table:table-cell table:formula="of:=OFFSET([.$A$105];-ROW();0;1;1)" office:value-type="string" office:string-value="usual" calcext:value-type="string">
            <text:p>usual</text:p>
          </table:table-cell>
          <table:table-cell/>
          <table:table-cell table:formula="of:=LOWER([.C6])" office:value-type="string" office:string-value="usual" calcext:value-type="string">
            <text:p>us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ve order</text:p>
          </table:table-cell>
          <table:table-cell/>
          <table:table-cell table:formula="of:=OFFSET([.$A$105];-ROW();0;1;1)" office:value-type="string" office:string-value="local law enforcement" calcext:value-type="string">
            <text:p>local law enforcement</text:p>
          </table:table-cell>
          <table:table-cell/>
          <table:table-cell table:formula="of:=LOWER([.C7])" office:value-type="string" office:string-value="local law enforcement" calcext:value-type="string">
            <text:p>local law enforcement</text:p>
          </table:table-cell>
          <table:table-cell/>
          <table:table-cell office:value-type="string" calcext:value-type="string">
            <text:p>local law enforcement</text:p>
          </table:table-cell>
          <table:table-cell/>
        </table:table-row>
        <table:table-row table:style-name="ro1">
          <table:table-cell office:value-type="string" calcext:value-type="string">
            <text:p>supremacy Clause</text:p>
          </table:table-cell>
          <table:table-cell/>
          <table:table-cell table:formula="of:=OFFSET([.$A$105];-ROW();0;1;1)" office:value-type="string" office:string-value="law enforcement" calcext:value-type="string">
            <text:p>law enforcement</text:p>
          </table:table-cell>
          <table:table-cell/>
          <table:table-cell table:formula="of:=LOWER([.C8])" office:value-type="string" office:string-value="law enforcement" calcext:value-type="string">
            <text:p>law enforcement</text:p>
          </table:table-cell>
          <table:table-cell/>
          <table:table-cell office:value-type="string" calcext:value-type="string">
            <text:p>law enforcement</text:p>
          </table:table-cell>
          <table:table-cell office:value-type="string" calcext:value-type="string">
            <text:p>법의 집행</text:p>
          </table:table-cell>
        </table:table-row>
        <table:table-row table:style-name="ro1">
          <table:table-cell office:value-type="string" calcext:value-type="string">
            <text:p>Clause</text:p>
          </table:table-cell>
          <table:table-cell/>
          <table:table-cell table:formula="of:=OFFSET([.$A$105];-ROW();0;1;1)" office:value-type="string" office:string-value="heighten" calcext:value-type="string">
            <text:p>heighten</text:p>
          </table:table-cell>
          <table:table-cell/>
          <table:table-cell table:formula="of:=LOWER([.C9])" office:value-type="string" office:string-value="heighten" calcext:value-type="string">
            <text:p>heighten</text:p>
          </table:table-cell>
          <table:table-cell/>
          <table:table-cell office:value-type="string" calcext:value-type="string">
            <text:p>heighten</text:p>
          </table:table-cell>
          <table:table-cell office:value-type="string" calcext:value-type="string">
            <text:p>강화하다, 높게 하다</text:p>
          </table:table-cell>
        </table:table-row>
        <table:table-row table:style-name="ro1">
          <table:table-cell office:value-type="string" calcext:value-type="string">
            <text:p>Supremacy</text:p>
          </table:table-cell>
          <table:table-cell/>
          <table:table-cell table:formula="of:=OFFSET([.$A$105];-ROW();0;1;1)" office:value-type="string" office:string-value="brass" calcext:value-type="string">
            <text:p>brass</text:p>
          </table:table-cell>
          <table:table-cell/>
          <table:table-cell table:formula="of:=LOWER([.C10])" office:value-type="string" office:string-value="brass" calcext:value-type="string">
            <text:p>brass</text:p>
          </table:table-cell>
          <table:table-cell/>
          <table:table-cell office:value-type="string" calcext:value-type="string">
            <text:p>brass</text:p>
          </table:table-cell>
          <table:table-cell office:value-type="string" calcext:value-type="string">
            <text:p>고위 간부들, 정부의 고관들</text:p>
          </table:table-cell>
        </table:table-row>
        <table:table-row table:style-name="ro1">
          <table:table-cell office:value-type="string" calcext:value-type="string">
            <text:p>hallowed</text:p>
          </table:table-cell>
          <table:table-cell/>
          <table:table-cell table:formula="of:=OFFSET([.$A$105];-ROW();0;1;1)" office:value-type="string" office:string-value="catalog" calcext:value-type="string">
            <text:p>catalog</text:p>
          </table:table-cell>
          <table:table-cell/>
          <table:table-cell table:formula="of:=LOWER([.C11])" office:value-type="string" office:string-value="catalog" calcext:value-type="string">
            <text:p>catalog</text:p>
          </table:table-cell>
          <table:table-cell/>
          <table:table-cell office:value-type="string" calcext:value-type="string">
            <text:p>catalog</text:p>
          </table:table-cell>
          <table:table-cell office:value-type="string" calcext:value-type="string">
            <text:p>목록을 만들다, 수집하다</text:p>
          </table:table-cell>
        </table:table-row>
        <table:table-row table:style-name="ro1">
          <table:table-cell office:value-type="string" calcext:value-type="string">
            <text:p>somber moment</text:p>
          </table:table-cell>
          <table:table-cell/>
          <table:table-cell table:formula="of:=OFFSET([.$A$105];-ROW();0;1;1)" office:value-type="string" office:string-value="Top brass" calcext:value-type="string">
            <text:p>Top brass</text:p>
          </table:table-cell>
          <table:table-cell/>
          <table:table-cell table:formula="of:=LOWER([.C12])" office:value-type="string" office:string-value="top brass" calcext:value-type="string">
            <text:p>top br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ber</text:p>
          </table:table-cell>
          <table:table-cell/>
          <table:table-cell table:formula="of:=OFFSET([.$A$105];-ROW();0;1;1)" office:value-type="string" office:string-value="roof" calcext:value-type="string">
            <text:p>roof</text:p>
          </table:table-cell>
          <table:table-cell/>
          <table:table-cell table:formula="of:=LOWER([.C13])" office:value-type="string" office:string-value="roof" calcext:value-type="string">
            <text:p>ro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rn</text:p>
          </table:table-cell>
          <table:table-cell/>
          <table:table-cell table:formula="of:=OFFSET([.$A$105];-ROW();0;1;1)" office:value-type="string" office:string-value="cowardice" calcext:value-type="string">
            <text:p>cowardice</text:p>
          </table:table-cell>
          <table:table-cell/>
          <table:table-cell table:formula="of:=LOWER([.C14])" office:value-type="string" office:string-value="cowardice" calcext:value-type="string">
            <text:p>cowardice</text:p>
          </table:table-cell>
          <table:table-cell/>
          <table:table-cell office:value-type="string" calcext:value-type="string">
            <text:p>cowardice</text:p>
          </table:table-cell>
          <table:table-cell office:value-type="string" calcext:value-type="string">
            <text:p>겁, 비겁</text:p>
          </table:table-cell>
        </table:table-row>
        <table:table-row table:style-name="ro1">
          <table:table-cell office:value-type="string" calcext:value-type="string">
            <text:p>mourns</text:p>
          </table:table-cell>
          <table:table-cell/>
          <table:table-cell table:formula="of:=OFFSET([.$A$105];-ROW();0;1;1)" office:value-type="string" office:string-value="cripplle" calcext:value-type="string">
            <text:p>cripplle</text:p>
          </table:table-cell>
          <table:table-cell/>
          <table:table-cell table:formula="of:=LOWER([.C15])" office:value-type="string" office:string-value="cripplle" calcext:value-type="string">
            <text:p>cripplle</text:p>
          </table:table-cell>
          <table:table-cell/>
          <table:table-cell office:value-type="string" calcext:value-type="string">
            <text:p>cripplle</text:p>
          </table:table-cell>
          <table:table-cell/>
        </table:table-row>
        <table:table-row table:style-name="ro1">
          <table:table-cell office:value-type="string" calcext:value-type="string">
            <text:p>vest</text:p>
          </table:table-cell>
          <table:table-cell/>
          <table:table-cell table:formula="of:=OFFSET([.$A$105];-ROW();0;1;1)" office:value-type="string" office:string-value="cripple" calcext:value-type="string">
            <text:p>cripple</text:p>
          </table:table-cell>
          <table:table-cell/>
          <table:table-cell table:formula="of:=LOWER([.C16])" office:value-type="string" office:string-value="cripple" calcext:value-type="string">
            <text:p>cripple</text:p>
          </table:table-cell>
          <table:table-cell/>
          <table:table-cell office:value-type="string" calcext:value-type="string">
            <text:p>cripple</text:p>
          </table:table-cell>
          <table:table-cell office:value-type="string" calcext:value-type="string">
            <text:p>무력하게 만들다, 불구로 만들다</text:p>
          </table:table-cell>
        </table:table-row>
        <table:table-row table:style-name="ro1">
          <table:table-cell office:value-type="string" calcext:value-type="string">
            <text:p>plasticizer</text:p>
          </table:table-cell>
          <table:table-cell/>
          <table:table-cell table:formula="of:=OFFSET([.$A$105];-ROW();0;1;1)" office:value-type="string" office:string-value="bow down" calcext:value-type="string">
            <text:p>bow down</text:p>
          </table:table-cell>
          <table:table-cell/>
          <table:table-cell table:formula="of:=LOWER([.C17])" office:value-type="string" office:string-value="bow down" calcext:value-type="string">
            <text:p>bow down</text:p>
          </table:table-cell>
          <table:table-cell/>
          <table:table-cell office:value-type="string" calcext:value-type="string">
            <text:p>bow down</text:p>
          </table:table-cell>
          <table:table-cell office:value-type="string" calcext:value-type="string">
            <text:p>굽히다, 굴복하다</text:p>
          </table:table-cell>
        </table:table-row>
        <table:table-row table:style-name="ro1">
          <table:table-cell office:value-type="string" calcext:value-type="string">
            <text:p>cyclonite</text:p>
          </table:table-cell>
          <table:table-cell/>
          <table:table-cell table:formula="of:=OFFSET([.$A$105];-ROW();0;1;1)" office:value-type="string" office:string-value="persevere" calcext:value-type="string">
            <text:p>persevere</text:p>
          </table:table-cell>
          <table:table-cell/>
          <table:table-cell table:formula="of:=LOWER([.C18])" office:value-type="string" office:string-value="persevere" calcext:value-type="string">
            <text:p>persevere</text:p>
          </table:table-cell>
          <table:table-cell/>
          <table:table-cell office:value-type="string" calcext:value-type="string">
            <text:p>persevere</text:p>
          </table:table-cell>
          <table:table-cell/>
        </table:table-row>
        <table:table-row table:style-name="ro1">
          <table:table-cell office:value-type="string" calcext:value-type="string">
            <text:p>decent</text:p>
          </table:table-cell>
          <table:table-cell/>
          <table:table-cell table:formula="of:=OFFSET([.$A$105];-ROW();0;1;1)" office:value-type="string" office:string-value="unceremoniously" calcext:value-type="string">
            <text:p>unceremoniously</text:p>
          </table:table-cell>
          <table:table-cell/>
          <table:table-cell table:formula="of:=LOWER([.C19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의식(격식) 없이</text:p>
          </table:table-cell>
        </table:table-row>
        <table:table-row table:style-name="ro1">
          <table:table-cell office:value-type="string" calcext:value-type="string">
            <text:p>checy</text:p>
          </table:table-cell>
          <table:table-cell/>
          <table:table-cell table:formula="of:=OFFSET([.$A$105];-ROW();0;1;1)" office:value-type="string" office:string-value="unceremonious" calcext:value-type="string">
            <text:p>unceremonious</text:p>
          </table:table-cell>
          <table:table-cell/>
          <table:table-cell table:formula="of:=LOWER([.C20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unceremonious</text:p>
          </table:table-cell>
          <table:table-cell/>
        </table:table-row>
        <table:table-row table:style-name="ro1">
          <table:table-cell office:value-type="string" calcext:value-type="string">
            <text:p>let down</text:p>
          </table:table-cell>
          <table:table-cell/>
          <table:table-cell table:formula="of:=OFFSET([.$A$105];-ROW();0;1;1)" office:value-type="string" office:string-value="frayed nerves" calcext:value-type="string">
            <text:p>frayed nerves</text:p>
          </table:table-cell>
          <table:table-cell/>
          <table:table-cell table:formula="of:=LOWER([.C21])" office:value-type="string" office:string-value="frayed nerves" calcext:value-type="string">
            <text:p>frayed nerves</text:p>
          </table:table-cell>
          <table:table-cell/>
          <table:table-cell office:value-type="string" calcext:value-type="string">
            <text:p>frayed nerves</text:p>
          </table:table-cell>
          <table:table-cell/>
        </table:table-row>
        <table:table-row table:style-name="ro1">
          <table:table-cell office:value-type="string" calcext:value-type="string">
            <text:p>joint chiefs of staff</text:p>
          </table:table-cell>
          <table:table-cell/>
          <table:table-cell table:formula="of:=OFFSET([.$A$105];-ROW();0;1;1)" office:value-type="string" office:string-value="frayed" calcext:value-type="string">
            <text:p>frayed</text:p>
          </table:table-cell>
          <table:table-cell/>
          <table:table-cell table:formula="of:=LOWER([.C22])" office:value-type="string" office:string-value="frayed" calcext:value-type="string">
            <text:p>frayed</text:p>
          </table:table-cell>
          <table:table-cell/>
          <table:table-cell office:value-type="string" calcext:value-type="string">
            <text:p>frayed</text:p>
          </table:table-cell>
          <table:table-cell office:value-type="string" calcext:value-type="string">
            <text:p>놀란</text:p>
          </table:table-cell>
        </table:table-row>
        <table:table-row table:style-name="ro1">
          <table:table-cell office:value-type="string" calcext:value-type="string">
            <text:p>the joint chiefs</text:p>
          </table:table-cell>
          <table:table-cell/>
          <table:table-cell table:formula="of:=OFFSET([.$A$105];-ROW();0;1;1)" office:value-type="string" office:string-value="aside" calcext:value-type="string">
            <text:p>aside</text:p>
          </table:table-cell>
          <table:table-cell/>
          <table:table-cell table:formula="of:=LOWER([.C23])" office:value-type="string" office:string-value="aside" calcext:value-type="string">
            <text:p>aside</text:p>
          </table:table-cell>
          <table:table-cell/>
          <table:table-cell office:value-type="string" calcext:value-type="string">
            <text:p>aside</text:p>
          </table:table-cell>
          <table:table-cell office:value-type="string" calcext:value-type="string">
            <text:p>떠나서, 제쳐놓고</text:p>
          </table:table-cell>
        </table:table-row>
        <table:table-row table:style-name="ro1">
          <table:table-cell office:value-type="string" calcext:value-type="string">
            <text:p>Joint Chiefs of Staff, the</text:p>
          </table:table-cell>
          <table:table-cell/>
          <table:table-cell table:formula="of:=OFFSET([.$A$105];-ROW();0;1;1)" office:value-type="string" office:string-value="hectic" calcext:value-type="string">
            <text:p>hectic</text:p>
          </table:table-cell>
          <table:table-cell/>
          <table:table-cell table:formula="of:=LOWER([.C24])" office:value-type="string" office:string-value="hectic" calcext:value-type="string">
            <text:p>hectic</text:p>
          </table:table-cell>
          <table:table-cell/>
          <table:table-cell office:value-type="string" calcext:value-type="string">
            <text:p>hectic</text:p>
          </table:table-cell>
          <table:table-cell office:value-type="string" calcext:value-type="string">
            <text:p>몹시 바쁜, 광적인</text:p>
          </table:table-cell>
        </table:table-row>
        <table:table-row table:style-name="ro1">
          <table:table-cell office:value-type="string" calcext:value-type="string">
            <text:p>joint chiefs</text:p>
          </table:table-cell>
          <table:table-cell/>
          <table:table-cell table:formula="of:=OFFSET([.$A$105];-ROW();0;1;1)" office:value-type="string" office:string-value="flare up" calcext:value-type="string">
            <text:p>flare up</text:p>
          </table:table-cell>
          <table:table-cell/>
          <table:table-cell table:formula="of:=LOWER([.C25])" office:value-type="string" office:string-value="flare up" calcext:value-type="string">
            <text:p>flare up</text:p>
          </table:table-cell>
          <table:table-cell/>
          <table:table-cell office:value-type="string" calcext:value-type="string">
            <text:p>flare up</text:p>
          </table:table-cell>
          <table:table-cell office:value-type="string" calcext:value-type="string">
            <text:p>갑작스러운 소동</text:p>
          </table:table-cell>
        </table:table-row>
        <table:table-row table:style-name="ro1">
          <table:table-cell office:value-type="string" calcext:value-type="string">
            <text:p>joint chief</text:p>
          </table:table-cell>
          <table:table-cell/>
          <table:table-cell table:formula="of:=OFFSET([.$A$105];-ROW();0;1;1)" office:value-type="string" office:string-value="flare-up" calcext:value-type="string">
            <text:p>flare-up</text:p>
          </table:table-cell>
          <table:table-cell/>
          <table:table-cell table:formula="of:=LOWER([.C26])" office:value-type="string" office:string-value="flare-up" calcext:value-type="string">
            <text:p>flare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xo</text:p>
          </table:table-cell>
          <table:table-cell/>
          <table:table-cell table:formula="of:=OFFSET([.$A$105];-ROW();0;1;1)" office:value-type="string" office:string-value="interrogation" calcext:value-type="string">
            <text:p>interrogation</text:p>
          </table:table-cell>
          <table:table-cell/>
          <table:table-cell table:formula="of:=LOWER([.C27])" office:value-type="string" office:string-value="interrogation" calcext:value-type="string">
            <text:p>interrogation</text:p>
          </table:table-cell>
          <table:table-cell/>
          <table:table-cell office:value-type="string" calcext:value-type="string">
            <text:p>interrogation</text:p>
          </table:table-cell>
          <table:table-cell office:value-type="string" calcext:value-type="string">
            <text:p>질문, 심문</text:p>
          </table:table-cell>
        </table:table-row>
        <table:table-row table:style-name="ro1">
          <table:table-cell office:value-type="string" calcext:value-type="string">
            <text:p>crafty</text:p>
          </table:table-cell>
          <table:table-cell/>
          <table:table-cell table:formula="of:=OFFSET([.$A$105];-ROW();0;1;1)" office:value-type="string" office:string-value="enhanced interrogation" calcext:value-type="string">
            <text:p>enhanced interrogation</text:p>
          </table:table-cell>
          <table:table-cell/>
          <table:table-cell table:formula="of:=LOWER([.C28])" office:value-type="string" office:string-value="enhanced interrogation" calcext:value-type="string">
            <text:p>enhanced interrogation</text:p>
          </table:table-cell>
          <table:table-cell/>
          <table:table-cell office:value-type="string" calcext:value-type="string">
            <text:p>enhanced interrogation</text:p>
          </table:table-cell>
          <table:table-cell/>
        </table:table-row>
        <table:table-row table:style-name="ro1">
          <table:table-cell office:value-type="string" calcext:value-type="string">
            <text:p>brink</text:p>
          </table:table-cell>
          <table:table-cell/>
          <table:table-cell table:formula="of:=OFFSET([.$A$105];-ROW();0;1;1)" office:value-type="string" office:string-value="Euphemism" calcext:value-type="string">
            <text:p>Euphemism</text:p>
          </table:table-cell>
          <table:table-cell/>
          <table:table-cell table:formula="of:=LOWER([.C29])" office:value-type="string" office:string-value="euphemism" calcext:value-type="string">
            <text:p>euphemism</text:p>
          </table:table-cell>
          <table:table-cell/>
          <table:table-cell office:value-type="string" calcext:value-type="string">
            <text:p>euphemism</text:p>
          </table:table-cell>
          <table:table-cell office:value-type="string" calcext:value-type="string">
            <text:p>완곡한 말</text:p>
          </table:table-cell>
        </table:table-row>
        <table:table-row table:style-name="ro1">
          <table:table-cell office:value-type="string" calcext:value-type="string">
            <text:p>get off on the wrong foot</text:p>
          </table:table-cell>
          <table:table-cell/>
          <table:table-cell table:formula="of:=OFFSET([.$A$105];-ROW();0;1;1)" office:value-type="string" office:string-value="Torture" calcext:value-type="string">
            <text:p>Torture</text:p>
          </table:table-cell>
          <table:table-cell/>
          <table:table-cell table:formula="of:=LOWER([.C30])" office:value-type="string" office:string-value="torture" calcext:value-type="string">
            <text:p>torture</text:p>
          </table:table-cell>
          <table:table-cell/>
          <table:table-cell office:value-type="string" calcext:value-type="string">
            <text:p>torture</text:p>
          </table:table-cell>
          <table:table-cell/>
        </table:table-row>
        <table:table-row table:style-name="ro1">
          <table:table-cell office:value-type="string" calcext:value-type="string">
            <text:p>perpetrate</text:p>
          </table:table-cell>
          <table:table-cell/>
          <table:table-cell table:formula="of:=OFFSET([.$A$105];-ROW();0;1;1)" office:value-type="string" office:string-value="caps" calcext:value-type="string">
            <text:p>caps</text:p>
          </table:table-cell>
          <table:table-cell/>
          <table:table-cell table:formula="of:=LOWER([.C31])" office:value-type="string" office:string-value="caps" calcext:value-type="string">
            <text:p>caps</text:p>
          </table:table-cell>
          <table:table-cell/>
          <table:table-cell office:value-type="string" calcext:value-type="string">
            <text:p>caps</text:p>
          </table:table-cell>
          <table:table-cell office:value-type="string" calcext:value-type="string">
            <text:p>술마시는 게임의 일종</text:p>
          </table:table-cell>
        </table:table-row>
        <table:table-row table:style-name="ro1">
          <table:table-cell office:value-type="string" calcext:value-type="string">
            <text:p>perpetrator</text:p>
          </table:table-cell>
          <table:table-cell/>
          <table:table-cell table:formula="of:=OFFSET([.$A$105];-ROW();0;1;1)" office:value-type="string" office:string-value="cabinet" calcext:value-type="string">
            <text:p>cabinet</text:p>
          </table:table-cell>
          <table:table-cell/>
          <table:table-cell table:formula="of:=LOWER([.C32])" office:value-type="string" office:string-value="cabinet" calcext:value-type="string">
            <text:p>cabinet</text:p>
          </table:table-cell>
          <table:table-cell/>
          <table:table-cell office:value-type="string" calcext:value-type="string">
            <text:p>cabinet</text:p>
          </table:table-cell>
          <table:table-cell office:value-type="string" calcext:value-type="string">
            <text:p>내각</text:p>
          </table:table-cell>
        </table:table-row>
        <table:table-row table:style-name="ro1">
          <table:table-cell office:value-type="string" calcext:value-type="string">
            <text:p>publicly</text:p>
          </table:table-cell>
          <table:table-cell/>
          <table:table-cell table:formula="of:=OFFSET([.$A$105];-ROW();0;1;1)" office:value-type="string" office:string-value="play" calcext:value-type="string">
            <text:p>play</text:p>
          </table:table-cell>
          <table:table-cell/>
          <table:table-cell table:formula="of:=LOWER([.C33])" office:value-type="string" office:string-value="play" calcext:value-type="string">
            <text:p>play</text:p>
          </table:table-cell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도박, 계략</text:p>
          </table:table-cell>
        </table:table-row>
        <table:table-row table:style-name="ro1">
          <table:table-cell office:value-type="string" calcext:value-type="string">
            <text:p>Preliminary</text:p>
          </table:table-cell>
          <table:table-cell/>
          <table:table-cell table:formula="of:=OFFSET([.$A$105];-ROW();0;1;1)" office:value-type="string" office:string-value="photo op" calcext:value-type="string">
            <text:p>photo op</text:p>
          </table:table-cell>
          <table:table-cell/>
          <table:table-cell table:formula="of:=LOWER([.C34])" office:value-type="string" office:string-value="photo op" calcext:value-type="string">
            <text:p>photo op</text:p>
          </table:table-cell>
          <table:table-cell/>
          <table:table-cell office:value-type="string" calcext:value-type="string">
            <text:p>photo op</text:p>
          </table:table-cell>
          <table:table-cell office:value-type="string" calcext:value-type="string">
            <text:p>사진촬영기회(photo opportunity)</text:p>
          </table:table-cell>
        </table:table-row>
        <table:table-row table:style-name="ro1">
          <table:table-cell office:value-type="string" calcext:value-type="string">
            <text:p>lob</text:p>
          </table:table-cell>
          <table:table-cell/>
          <table:table-cell table:formula="of:=OFFSET([.$A$105];-ROW();0;1;1)" office:value-type="string" office:string-value="photo-op" calcext:value-type="string">
            <text:p>photo-op</text:p>
          </table:table-cell>
          <table:table-cell/>
          <table:table-cell table:formula="of:=LOWER([.C35])" office:value-type="string" office:string-value="photo-op" calcext:value-type="string">
            <text:p>photo-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bbe</text:p>
          </table:table-cell>
          <table:table-cell/>
          <table:table-cell table:formula="of:=OFFSET([.$A$105];-ROW();0;1;1)" office:value-type="string" office:string-value="photo opportunity" calcext:value-type="string">
            <text:p>photo opportunity</text:p>
          </table:table-cell>
          <table:table-cell/>
          <table:table-cell table:formula="of:=LOWER([.C36])" office:value-type="string" office:string-value="photo opportunity" calcext:value-type="string">
            <text:p>photo opportunity</text:p>
          </table:table-cell>
          <table:table-cell/>
          <table:table-cell office:value-type="string" calcext:value-type="string">
            <text:p>photo opportunity</text:p>
          </table:table-cell>
          <table:table-cell/>
        </table:table-row>
        <table:table-row table:style-name="ro1">
          <table:table-cell office:value-type="string" calcext:value-type="string">
            <text:p>lobb</text:p>
          </table:table-cell>
          <table:table-cell/>
          <table:table-cell table:formula="of:=OFFSET([.$A$105];-ROW();0;1;1)" office:value-type="string" office:string-value="wise-ass" calcext:value-type="string">
            <text:p>wise-ass</text:p>
          </table:table-cell>
          <table:table-cell/>
          <table:table-cell table:formula="of:=LOWER([.C37])" office:value-type="string" office:string-value="wise-ass" calcext:value-type="string">
            <text:p>wise-ass</text:p>
          </table:table-cell>
          <table:table-cell/>
          <table:table-cell office:value-type="string" calcext:value-type="string">
            <text:p>wise-ass</text:p>
          </table:table-cell>
          <table:table-cell office:value-type="string" calcext:value-type="string">
            <text:p>천재</text:p>
          </table:table-cell>
        </table:table-row>
        <table:table-row table:style-name="ro1">
          <table:table-cell office:value-type="string" calcext:value-type="string">
            <text:p>code word</text:p>
          </table:table-cell>
          <table:table-cell/>
          <table:table-cell table:formula="of:=OFFSET([.$A$105];-ROW();0;1;1)" office:value-type="string" office:string-value="wiseass" calcext:value-type="string">
            <text:p>wiseass</text:p>
          </table:table-cell>
          <table:table-cell/>
          <table:table-cell table:formula="of:=LOWER([.C38])" office:value-type="string" office:string-value="wiseass" calcext:value-type="string">
            <text:p>wiseass</text:p>
          </table:table-cell>
          <table:table-cell/>
          <table:table-cell office:value-type="string" calcext:value-type="string">
            <text:p>wiseass</text:p>
          </table:table-cell>
          <table:table-cell/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105];-ROW();0;1;1)" office:value-type="string" office:string-value="state" calcext:value-type="string">
            <text:p>state</text:p>
          </table:table-cell>
          <table:table-cell/>
          <table:table-cell table:formula="of:=LOWER([.C39])" office:value-type="string" office:string-value="state" calcext:value-type="string">
            <text:p>state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국무부(S~)</text:p>
          </table:table-cell>
        </table:table-row>
        <table:table-row table:style-name="ro1">
          <table:table-cell office:value-type="string" calcext:value-type="string">
            <text:p>sovereign</text:p>
          </table:table-cell>
          <table:table-cell/>
          <table:table-cell table:formula="of:=OFFSET([.$A$105];-ROW();0;1;1)" office:value-type="string" office:string-value="affinity" calcext:value-type="string">
            <text:p>affinity</text:p>
          </table:table-cell>
          <table:table-cell/>
          <table:table-cell table:formula="of:=LOWER([.C40])" office:value-type="string" office:string-value="affinity" calcext:value-type="string">
            <text:p>affinity</text:p>
          </table:table-cell>
          <table:table-cell/>
          <table:table-cell office:value-type="string" calcext:value-type="string">
            <text:p>affinity</text:p>
          </table:table-cell>
          <table:table-cell office:value-type="string" calcext:value-type="string">
            <text:p>친근한 관계, 밀접한 관계</text:p>
          </table:table-cell>
        </table:table-row>
        <table:table-row table:style-name="ro1">
          <table:table-cell office:value-type="string" calcext:value-type="string">
            <text:p>clerk</text:p>
          </table:table-cell>
          <table:table-cell/>
          <table:table-cell table:formula="of:=OFFSET([.$A$105];-ROW();0;1;1)" office:value-type="string" office:string-value="coed" calcext:value-type="string">
            <text:p>coed</text:p>
          </table:table-cell>
          <table:table-cell/>
          <table:table-cell table:formula="of:=LOWER([.C41])" office:value-type="string" office:string-value="coed" calcext:value-type="string">
            <text:p>coed</text:p>
          </table:table-cell>
          <table:table-cell/>
          <table:table-cell office:value-type="string" calcext:value-type="string">
            <text:p>coed</text:p>
          </table:table-cell>
          <table:table-cell office:value-type="string" calcext:value-type="string">
            <text:p>(남녀공학의)여학생</text:p>
          </table:table-cell>
        </table:table-row>
        <table:table-row table:style-name="ro1">
          <table:table-cell office:value-type="string" calcext:value-type="string">
            <text:p>clerked</text:p>
          </table:table-cell>
          <table:table-cell/>
          <table:table-cell table:formula="of:=OFFSET([.$A$105];-ROW();0;1;1)" office:value-type="string" office:string-value="deputy" calcext:value-type="string">
            <text:p>deputy</text:p>
          </table:table-cell>
          <table:table-cell/>
          <table:table-cell table:formula="of:=LOWER([.C42])" office:value-type="string" office:string-value="deputy" calcext:value-type="string">
            <text:p>deputy</text:p>
          </table:table-cell>
          <table:table-cell/>
          <table:table-cell office:value-type="string" calcext:value-type="string">
            <text:p>deputy</text:p>
          </table:table-cell>
          <table:table-cell office:value-type="string" calcext:value-type="string">
            <text:p>대리의, 부관의</text:p>
          </table:table-cell>
        </table:table-row>
        <table:table-row table:style-name="ro2">
          <table:table-cell office:value-type="string" calcext:value-type="string">
            <text:p>Cyrillic</text:p>
          </table:table-cell>
          <table:table-cell/>
          <table:table-cell table:formula="of:=OFFSET([.$A$105];-ROW();0;1;1)" office:value-type="string" office:string-value="the hill" calcext:value-type="string">
            <text:p>the hill</text:p>
          </table:table-cell>
          <table:table-cell/>
          <table:table-cell table:formula="of:=LOWER([.C43])" office:value-type="string" office:string-value="the hill" calcext:value-type="string">
            <text:p>the hill</text:p>
          </table:table-cell>
          <table:table-cell/>
          <table:table-cell office:value-type="string" calcext:value-type="string">
            <text:p>the hill</text:p>
          </table:table-cell>
          <table:table-cell office:value-type="string" calcext:value-type="string">
            <text:p>국회,의회(국회의사당이 있는 언덕)</text:p>
          </table:table-cell>
        </table:table-row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105];-ROW();0;1;1)" office:value-type="string" office:string-value="hill" calcext:value-type="string">
            <text:p>hill</text:p>
          </table:table-cell>
          <table:table-cell/>
          <table:table-cell table:formula="of:=LOWER([.C44])" office:value-type="string" office:string-value="hill" calcext:value-type="string">
            <text:p>hill</text:p>
          </table:table-cell>
          <table:table-cell/>
          <table:table-cell office:value-type="string" calcext:value-type="string">
            <text:p>hill</text:p>
          </table:table-cell>
          <table:table-cell/>
        </table:table-row>
        <table:table-row table:style-name="ro1">
          <table:table-cell office:value-type="string" calcext:value-type="string">
            <text:p>cannibalize</text:p>
          </table:table-cell>
          <table:table-cell/>
          <table:table-cell table:formula="of:=OFFSET([.$A$105];-ROW();0;1;1)" office:value-type="string" office:string-value="curfew" calcext:value-type="string">
            <text:p>curfew</text:p>
          </table:table-cell>
          <table:table-cell/>
          <table:table-cell table:formula="of:=LOWER([.C45])" office:value-type="string" office:string-value="curfew" calcext:value-type="string">
            <text:p>curfew</text:p>
          </table:table-cell>
          <table:table-cell/>
          <table:table-cell office:value-type="string" calcext:value-type="string">
            <text:p>curfew</text:p>
          </table:table-cell>
          <table:table-cell office:value-type="string" calcext:value-type="string">
            <text:p>통행금지령</text:p>
          </table:table-cell>
        </table:table-row>
        <table:table-row table:style-name="ro1">
          <table:table-cell office:value-type="string" calcext:value-type="string">
            <text:p>cannibalized</text:p>
          </table:table-cell>
          <table:table-cell/>
          <table:table-cell table:formula="of:=OFFSET([.$A$105];-ROW();0;1;1)" office:value-type="string" office:string-value="predominantly" calcext:value-type="string">
            <text:p>predominantly</text:p>
          </table:table-cell>
          <table:table-cell/>
          <table:table-cell table:formula="of:=LOWER([.C46])" office:value-type="string" office:string-value="predominantly" calcext:value-type="string">
            <text:p>predominantly</text:p>
          </table:table-cell>
          <table:table-cell/>
          <table:table-cell office:value-type="string" calcext:value-type="string">
            <text:p>predominantly</text:p>
          </table:table-cell>
          <table:table-cell/>
        </table:table-row>
        <table:table-row table:style-name="ro1">
          <table:table-cell office:value-type="string" calcext:value-type="string">
            <text:p>munition</text:p>
          </table:table-cell>
          <table:table-cell/>
          <table:table-cell table:formula="of:=OFFSET([.$A$105];-ROW();0;1;1)" office:value-type="string" office:string-value="predominant" calcext:value-type="string">
            <text:p>predominant</text:p>
          </table:table-cell>
          <table:table-cell/>
          <table:table-cell table:formula="of:=LOWER([.C47])" office:value-type="string" office:string-value="predominant" calcext:value-type="string">
            <text:p>predominant</text:p>
          </table:table-cell>
          <table:table-cell/>
          <table:table-cell office:value-type="string" calcext:value-type="string">
            <text:p>predominant</text:p>
          </table:table-cell>
          <table:table-cell office:value-type="string" calcext:value-type="string">
            <text:p>우세한, 지배적인</text:p>
          </table:table-cell>
        </table:table-row>
        <table:table-row table:style-name="ro1">
          <table:table-cell office:value-type="string" calcext:value-type="string">
            <text:p>whip</text:p>
          </table:table-cell>
          <table:table-cell/>
          <table:table-cell table:formula="of:=OFFSET([.$A$105];-ROW();0;1;1)" office:value-type="string" office:string-value="denounced" calcext:value-type="string">
            <text:p>denounced</text:p>
          </table:table-cell>
          <table:table-cell/>
          <table:table-cell table:formula="of:=LOWER([.C48])" office:value-type="string" office:string-value="denounced" calcext:value-type="string">
            <text:p>denounced</text:p>
          </table:table-cell>
          <table:table-cell/>
          <table:table-cell office:value-type="string" calcext:value-type="string">
            <text:p>denounced</text:p>
          </table:table-cell>
          <table:table-cell/>
        </table:table-row>
        <table:table-row table:style-name="ro1">
          <table:table-cell office:value-type="string" calcext:value-type="string">
            <text:p>blue blood</text:p>
          </table:table-cell>
          <table:table-cell/>
          <table:table-cell table:formula="of:=OFFSET([.$A$105];-ROW();0;1;1)" office:value-type="string" office:string-value="denounce" calcext:value-type="string">
            <text:p>denounce</text:p>
          </table:table-cell>
          <table:table-cell/>
          <table:table-cell table:formula="of:=LOWER([.C49]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ways and means</text:p>
          </table:table-cell>
          <table:table-cell/>
          <table:table-cell table:formula="of:=OFFSET([.$A$105];-ROW();0;1;1)" office:value-type="string" office:string-value="round up" calcext:value-type="string">
            <text:p>round up</text:p>
          </table:table-cell>
          <table:table-cell/>
          <table:table-cell table:formula="of:=LOWER([.C50])" office:value-type="string" office:string-value="round up" calcext:value-type="string">
            <text:p>round up</text:p>
          </table:table-cell>
          <table:table-cell/>
          <table:table-cell office:value-type="string" calcext:value-type="string">
            <text:p>round up</text:p>
          </table:table-cell>
          <table:table-cell office:value-type="string" calcext:value-type="string">
            <text:p>모으다, 집합하다</text:p>
          </table:table-cell>
        </table:table-row>
        <table:table-row table:style-name="ro1">
          <table:table-cell office:value-type="string" calcext:value-type="string">
            <text:p>sit out</text:p>
          </table:table-cell>
          <table:table-cell/>
          <table:table-cell table:formula="of:=OFFSET([.$A$105];-ROW();0;1;1)" office:value-type="string" office:string-value="snuff out" calcext:value-type="string">
            <text:p>snuff out</text:p>
          </table:table-cell>
          <table:table-cell/>
          <table:table-cell table:formula="of:=LOWER([.C51])" office:value-type="string" office:string-value="snuff out" calcext:value-type="string">
            <text:p>snuff out</text:p>
          </table:table-cell>
          <table:table-cell/>
          <table:table-cell office:value-type="string" calcext:value-type="string">
            <text:p>snuff out</text:p>
          </table:table-cell>
          <table:table-cell office:value-type="string" calcext:value-type="string">
            <text:p>사라지다</text:p>
          </table:table-cell>
        </table:table-row>
        <table:table-row table:style-name="ro1">
          <table:table-cell office:value-type="string" calcext:value-type="string">
            <text:p>pundit</text:p>
          </table:table-cell>
          <table:table-cell/>
          <table:table-cell table:formula="of:=OFFSET([.$A$105];-ROW();0;1;1)" office:value-type="string" office:string-value="pundits" calcext:value-type="string">
            <text:p>pundits</text:p>
          </table:table-cell>
          <table:table-cell/>
          <table:table-cell table:formula="of:=LOWER([.C52])" office:value-type="string" office:string-value="pundits" calcext:value-type="string">
            <text:p>pundits</text:p>
          </table:table-cell>
          <table:table-cell/>
          <table:table-cell office:value-type="string" calcext:value-type="string">
            <text:p>pundits</text:p>
          </table:table-cell>
          <table:table-cell/>
        </table:table-row>
        <table:table-row table:style-name="ro1">
          <table:table-cell office:value-type="string" calcext:value-type="string">
            <text:p>pundits</text:p>
          </table:table-cell>
          <table:table-cell/>
          <table:table-cell table:formula="of:=OFFSET([.$A$105];-ROW();0;1;1)" office:value-type="string" office:string-value="pundit" calcext:value-type="string">
            <text:p>pundit</text:p>
          </table:table-cell>
          <table:table-cell/>
          <table:table-cell table:formula="of:=LOWER([.C53])" office:value-type="string" office:string-value="pundit" calcext:value-type="string">
            <text:p>pundit</text:p>
          </table:table-cell>
          <table:table-cell/>
          <table:table-cell office:value-type="string" calcext:value-type="string">
            <text:p>pundit</text:p>
          </table:table-cell>
          <table:table-cell office:value-type="string" calcext:value-type="string">
            <text:p>박식한 사람</text:p>
          </table:table-cell>
        </table:table-row>
        <table:table-row table:style-name="ro1">
          <table:table-cell office:value-type="string" calcext:value-type="string">
            <text:p>snuff out</text:p>
          </table:table-cell>
          <table:table-cell/>
          <table:table-cell table:formula="of:=OFFSET([.$A$105];-ROW();0;1;1)" office:value-type="string" office:string-value="sit out" calcext:value-type="string">
            <text:p>sit out</text:p>
          </table:table-cell>
          <table:table-cell/>
          <table:table-cell table:formula="of:=LOWER([.C54])" office:value-type="string" office:string-value="sit out" calcext:value-type="string">
            <text:p>sit 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nd up</text:p>
          </table:table-cell>
          <table:table-cell/>
          <table:table-cell table:formula="of:=OFFSET([.$A$105];-ROW();0;1;1)" office:value-type="string" office:string-value="ways and means" calcext:value-type="string">
            <text:p>ways and means</text:p>
          </table:table-cell>
          <table:table-cell/>
          <table:table-cell table:formula="of:=LOWER([.C55])" office:value-type="string" office:string-value="ways and means" calcext:value-type="string">
            <text:p>ways and means</text:p>
          </table:table-cell>
          <table:table-cell/>
          <table:table-cell office:value-type="string" calcext:value-type="string">
            <text:p>ways and means</text:p>
          </table:table-cell>
          <table:table-cell office:value-type="string" calcext:value-type="string">
            <text:p>예산결정위원회</text:p>
          </table:table-cell>
        </table:table-row>
        <table:table-row table:style-name="ro1">
          <table:table-cell office:value-type="string" calcext:value-type="string">
            <text:p>denounce</text:p>
          </table:table-cell>
          <table:table-cell/>
          <table:table-cell table:formula="of:=OFFSET([.$A$105];-ROW();0;1;1)" office:value-type="string" office:string-value="blue blood" calcext:value-type="string">
            <text:p>blue blood</text:p>
          </table:table-cell>
          <table:table-cell/>
          <table:table-cell table:formula="of:=LOWER([.C56])" office:value-type="string" office:string-value="blue blood" calcext:value-type="string">
            <text:p>blue blood</text:p>
          </table:table-cell>
          <table:table-cell/>
          <table:table-cell office:value-type="string" calcext:value-type="string">
            <text:p>blue blood</text:p>
          </table:table-cell>
          <table:table-cell office:value-type="string" calcext:value-type="string">
            <text:p>명문출신, 귀족태생</text:p>
          </table:table-cell>
        </table:table-row>
        <table:table-row table:style-name="ro1">
          <table:table-cell office:value-type="string" calcext:value-type="string">
            <text:p>denounced</text:p>
          </table:table-cell>
          <table:table-cell/>
          <table:table-cell table:formula="of:=OFFSET([.$A$105];-ROW();0;1;1)" office:value-type="string" office:string-value="whip" calcext:value-type="string">
            <text:p>whip</text:p>
          </table:table-cell>
          <table:table-cell/>
          <table:table-cell table:formula="of:=LOWER([.C57])" office:value-type="string" office:string-value="whip" calcext:value-type="string">
            <text:p>whip</text:p>
          </table:table-cell>
          <table:table-cell/>
          <table:table-cell office:value-type="string" calcext:value-type="string">
            <text:p>whip</text:p>
          </table:table-cell>
          <table:table-cell/>
        </table:table-row>
        <table:table-row table:style-name="ro1">
          <table:table-cell office:value-type="string" calcext:value-type="string">
            <text:p>predominant</text:p>
          </table:table-cell>
          <table:table-cell/>
          <table:table-cell table:formula="of:=OFFSET([.$A$105];-ROW();0;1;1)" office:value-type="string" office:string-value="munition" calcext:value-type="string">
            <text:p>munition</text:p>
          </table:table-cell>
          <table:table-cell/>
          <table:table-cell table:formula="of:=LOWER([.C58])" office:value-type="string" office:string-value="munition" calcext:value-type="string">
            <text:p>munition</text:p>
          </table:table-cell>
          <table:table-cell/>
          <table:table-cell office:value-type="string" calcext:value-type="string">
            <text:p>munition</text:p>
          </table:table-cell>
          <table:table-cell/>
        </table:table-row>
        <table:table-row table:style-name="ro1">
          <table:table-cell office:value-type="string" calcext:value-type="string">
            <text:p>predominantly</text:p>
          </table:table-cell>
          <table:table-cell/>
          <table:table-cell table:formula="of:=OFFSET([.$A$105];-ROW();0;1;1)" office:value-type="string" office:string-value="cannibalized" calcext:value-type="string">
            <text:p>cannibalized</text:p>
          </table:table-cell>
          <table:table-cell/>
          <table:table-cell table:formula="of:=LOWER([.C59])" office:value-type="string" office:string-value="cannibalized" calcext:value-type="string">
            <text:p>cannibalized</text:p>
          </table:table-cell>
          <table:table-cell/>
          <table:table-cell office:value-type="string" calcext:value-type="string">
            <text:p>cannibalized</text:p>
          </table:table-cell>
          <table:table-cell/>
        </table:table-row>
        <table:table-row table:style-name="ro1">
          <table:table-cell office:value-type="string" calcext:value-type="string">
            <text:p>curfew</text:p>
          </table:table-cell>
          <table:table-cell/>
          <table:table-cell table:formula="of:=OFFSET([.$A$105];-ROW();0;1;1)" office:value-type="string" office:string-value="cannibalize" calcext:value-type="string">
            <text:p>cannibalize</text:p>
          </table:table-cell>
          <table:table-cell/>
          <table:table-cell table:formula="of:=LOWER([.C60])" office:value-type="string" office:string-value="cannibalize" calcext:value-type="string">
            <text:p>cannibalize</text:p>
          </table:table-cell>
          <table:table-cell/>
          <table:table-cell office:value-type="string" calcext:value-type="string">
            <text:p>cannibalize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table:formula="of:=OFFSET([.$A$105];-ROW();0;1;1)" office:value-type="string" office:string-value="gut" calcext:value-type="string">
            <text:p>gut</text:p>
          </table:table-cell>
          <table:table-cell/>
          <table:table-cell table:formula="of:=LOWER([.C61])" office:value-type="string" office:string-value="gut" calcext:value-type="string">
            <text:p>gut</text:p>
          </table:table-cell>
          <table:table-cell/>
          <table:table-cell office:value-type="string" calcext:value-type="string">
            <text:p>gut</text:p>
          </table:table-cell>
          <table:table-cell/>
        </table:table-row>
        <table:table-row table:style-name="ro1">
          <table:table-cell office:value-type="string" calcext:value-type="string">
            <text:p>the hill</text:p>
          </table:table-cell>
          <table:table-cell/>
          <table:table-cell table:formula="of:=OFFSET([.$A$105];-ROW();0;1;1)" office:value-type="string" office:string-value="Cyrillic" calcext:value-type="string">
            <text:p>Cyrillic</text:p>
          </table:table-cell>
          <table:table-cell/>
          <table:table-cell table:formula="of:=LOWER([.C62])" office:value-type="string" office:string-value="cyrillic" calcext:value-type="string">
            <text:p>cyrillic</text:p>
          </table:table-cell>
          <table:table-cell/>
          <table:table-cell office:value-type="string" calcext:value-type="string">
            <text:p>cyrillic</text:p>
          </table:table-cell>
          <table:table-cell/>
        </table:table-row>
        <table:table-row table:style-name="ro1">
          <table:table-cell office:value-type="string" calcext:value-type="string">
            <text:p>deputy</text:p>
          </table:table-cell>
          <table:table-cell/>
          <table:table-cell table:formula="of:=OFFSET([.$A$105];-ROW();0;1;1)" office:value-type="string" office:string-value="clerked" calcext:value-type="string">
            <text:p>clerked</text:p>
          </table:table-cell>
          <table:table-cell/>
          <table:table-cell table:formula="of:=LOWER([.C63])" office:value-type="string" office:string-value="clerked" calcext:value-type="string">
            <text:p>clerked</text:p>
          </table:table-cell>
          <table:table-cell/>
          <table:table-cell office:value-type="string" calcext:value-type="string">
            <text:p>clerked</text:p>
          </table:table-cell>
          <table:table-cell/>
        </table:table-row>
        <table:table-row table:style-name="ro1">
          <table:table-cell office:value-type="string" calcext:value-type="string">
            <text:p>coed</text:p>
          </table:table-cell>
          <table:table-cell/>
          <table:table-cell table:formula="of:=OFFSET([.$A$105];-ROW();0;1;1)" office:value-type="string" office:string-value="clerk" calcext:value-type="string">
            <text:p>clerk</text:p>
          </table:table-cell>
          <table:table-cell/>
          <table:table-cell table:formula="of:=LOWER([.C64])" office:value-type="string" office:string-value="clerk" calcext:value-type="string">
            <text:p>clerk</text:p>
          </table:table-cell>
          <table:table-cell/>
          <table:table-cell office:value-type="string" calcext:value-type="string">
            <text:p>clerk</text:p>
          </table:table-cell>
          <table:table-cell/>
        </table:table-row>
        <table:table-row table:style-name="ro1">
          <table:table-cell office:value-type="string" calcext:value-type="string">
            <text:p>affinity</text:p>
          </table:table-cell>
          <table:table-cell/>
          <table:table-cell table:formula="of:=OFFSET([.$A$105];-ROW();0;1;1)" office:value-type="string" office:string-value="sovereign" calcext:value-type="string">
            <text:p>sovereign</text:p>
          </table:table-cell>
          <table:table-cell/>
          <table:table-cell table:formula="of:=LOWER([.C65])" office:value-type="string" office:string-value="sovereign" calcext:value-type="string">
            <text:p>sovereign</text:p>
          </table:table-cell>
          <table:table-cell/>
          <table:table-cell office:value-type="string" calcext:value-type="string">
            <text:p>sovereign</text:p>
          </table:table-cell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table:formula="of:=OFFSET([.$A$105];-ROW();0;1;1)" office:value-type="string" office:string-value="uncertain" calcext:value-type="string">
            <text:p>uncertain</text:p>
          </table:table-cell>
          <table:table-cell/>
          <table:table-cell table:formula="of:=LOWER([.C66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uncertain</text:p>
          </table:table-cell>
          <table:table-cell/>
        </table:table-row>
        <table:table-row table:style-name="ro1">
          <table:table-cell office:value-type="string" calcext:value-type="string">
            <text:p>wiseass</text:p>
          </table:table-cell>
          <table:table-cell/>
          <table:table-cell table:formula="of:=OFFSET([.$A$105];-ROW();0;1;1)" office:value-type="string" office:string-value="code word" calcext:value-type="string">
            <text:p>code word</text:p>
          </table:table-cell>
          <table:table-cell/>
          <table:table-cell table:formula="of:=LOWER([.C67])" office:value-type="string" office:string-value="code word" calcext:value-type="string">
            <text:p>code word</text:p>
          </table:table-cell>
          <table:table-cell/>
          <table:table-cell office:value-type="string" calcext:value-type="string">
            <text:p>code word</text:p>
          </table:table-cell>
          <table:table-cell/>
        </table:table-row>
        <table:table-row table:style-name="ro1">
          <table:table-cell office:value-type="string" calcext:value-type="string">
            <text:p>wise-ass</text:p>
          </table:table-cell>
          <table:table-cell/>
          <table:table-cell table:formula="of:=OFFSET([.$A$105];-ROW();0;1;1)" office:value-type="string" office:string-value="lobb" calcext:value-type="string">
            <text:p>lobb</text:p>
          </table:table-cell>
          <table:table-cell/>
          <table:table-cell table:formula="of:=LOWER([.C68])" office:value-type="string" office:string-value="lobb" calcext:value-type="string">
            <text:p>lobb</text:p>
          </table:table-cell>
          <table:table-cell/>
          <table:table-cell office:value-type="string" calcext:value-type="string">
            <text:p>lobb</text:p>
          </table:table-cell>
          <table:table-cell/>
        </table:table-row>
        <table:table-row table:style-name="ro1">
          <table:table-cell office:value-type="string" calcext:value-type="string">
            <text:p>photo opportunity</text:p>
          </table:table-cell>
          <table:table-cell/>
          <table:table-cell table:formula="of:=OFFSET([.$A$105];-ROW();0;1;1)" office:value-type="string" office:string-value="lobbe" calcext:value-type="string">
            <text:p>lobbe</text:p>
          </table:table-cell>
          <table:table-cell/>
          <table:table-cell table:formula="of:=LOWER([.C69])" office:value-type="string" office:string-value="lobbe" calcext:value-type="string">
            <text:p>lobbe</text:p>
          </table:table-cell>
          <table:table-cell/>
          <table:table-cell office:value-type="string" calcext:value-type="string">
            <text:p>lobbe</text:p>
          </table:table-cell>
          <table:table-cell/>
        </table:table-row>
        <table:table-row table:style-name="ro1">
          <table:table-cell office:value-type="string" calcext:value-type="string">
            <text:p>photo-op</text:p>
          </table:table-cell>
          <table:table-cell/>
          <table:table-cell table:formula="of:=OFFSET([.$A$105];-ROW();0;1;1)" office:value-type="string" office:string-value="lob" calcext:value-type="string">
            <text:p>lob</text:p>
          </table:table-cell>
          <table:table-cell/>
          <table:table-cell table:formula="of:=LOWER([.C70])" office:value-type="string" office:string-value="lob" calcext:value-type="string">
            <text:p>lob</text:p>
          </table:table-cell>
          <table:table-cell/>
          <table:table-cell office:value-type="string" calcext:value-type="string">
            <text:p>lob</text:p>
          </table:table-cell>
          <table:table-cell/>
        </table:table-row>
        <table:table-row table:style-name="ro1">
          <table:table-cell office:value-type="string" calcext:value-type="string">
            <text:p>photo op</text:p>
          </table:table-cell>
          <table:table-cell/>
          <table:table-cell table:formula="of:=OFFSET([.$A$105];-ROW();0;1;1)" office:value-type="string" office:string-value="Preliminary" calcext:value-type="string">
            <text:p>Preliminary</text:p>
          </table:table-cell>
          <table:table-cell/>
          <table:table-cell table:formula="of:=LOWER([.C71])" office:value-type="string" office:string-value="preliminary" calcext:value-type="string">
            <text:p>preliminary</text:p>
          </table:table-cell>
          <table:table-cell/>
          <table:table-cell office:value-type="string" calcext:value-type="string">
            <text:p>preliminary</text:p>
          </table:table-cell>
          <table:table-cell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OFFSET([.$A$105];-ROW();0;1;1)" office:value-type="string" office:string-value="publicly" calcext:value-type="string">
            <text:p>publicly</text:p>
          </table:table-cell>
          <table:table-cell/>
          <table:table-cell table:formula="of:=LOWER([.C72])" office:value-type="string" office:string-value="publicly" calcext:value-type="string">
            <text:p>publicly</text:p>
          </table:table-cell>
          <table:table-cell/>
          <table:table-cell office:value-type="string" calcext:value-type="string">
            <text:p>publicly</text:p>
          </table:table-cell>
          <table:table-cell/>
        </table:table-row>
        <table:table-row table:style-name="ro1">
          <table:table-cell office:value-type="string" calcext:value-type="string">
            <text:p>cabinet</text:p>
          </table:table-cell>
          <table:table-cell/>
          <table:table-cell table:formula="of:=OFFSET([.$A$105];-ROW();0;1;1)" office:value-type="string" office:string-value="perpetrator" calcext:value-type="string">
            <text:p>perpetrator</text:p>
          </table:table-cell>
          <table:table-cell/>
          <table:table-cell table:formula="of:=LOWER([.C73])" office:value-type="string" office:string-value="perpetrator" calcext:value-type="string">
            <text:p>perpetrator</text:p>
          </table:table-cell>
          <table:table-cell/>
          <table:table-cell office:value-type="string" calcext:value-type="string">
            <text:p>perpetrator</text:p>
          </table:table-cell>
          <table:table-cell/>
        </table:table-row>
        <table:table-row table:style-name="ro1">
          <table:table-cell office:value-type="string" calcext:value-type="string">
            <text:p>caps</text:p>
          </table:table-cell>
          <table:table-cell/>
          <table:table-cell table:formula="of:=OFFSET([.$A$105];-ROW();0;1;1)" office:value-type="string" office:string-value="perpetrate" calcext:value-type="string">
            <text:p>perpetrate</text:p>
          </table:table-cell>
          <table:table-cell/>
          <table:table-cell table:formula="of:=LOWER([.C74])" office:value-type="string" office:string-value="perpetrate" calcext:value-type="string">
            <text:p>perpetrate</text:p>
          </table:table-cell>
          <table:table-cell/>
          <table:table-cell office:value-type="string" calcext:value-type="string">
            <text:p>perpetrate</text:p>
          </table:table-cell>
          <table:table-cell/>
        </table:table-row>
        <table:table-row table:style-name="ro1">
          <table:table-cell office:value-type="string" calcext:value-type="string">
            <text:p>Torture</text:p>
          </table:table-cell>
          <table:table-cell/>
          <table:table-cell table:formula="of:=OFFSET([.$A$105];-ROW();0;1;1)" office:value-type="string" office:string-value="get off on the wrong foot" calcext:value-type="string">
            <text:p>get off on the wrong foot</text:p>
          </table:table-cell>
          <table:table-cell/>
          <table:table-cell table:formula="of:=LOWER([.C75])" office:value-type="string" office:string-value="get off on the wrong foot" calcext:value-type="string">
            <text:p>get off on the wrong foot</text:p>
          </table:table-cell>
          <table:table-cell/>
          <table:table-cell office:value-type="string" calcext:value-type="string">
            <text:p>get off on the wrong foot</text:p>
          </table:table-cell>
          <table:table-cell/>
        </table:table-row>
        <table:table-row table:style-name="ro1">
          <table:table-cell office:value-type="string" calcext:value-type="string">
            <text:p>Euphemism</text:p>
          </table:table-cell>
          <table:table-cell/>
          <table:table-cell table:formula="of:=OFFSET([.$A$105];-ROW();0;1;1)" office:value-type="string" office:string-value="brink" calcext:value-type="string">
            <text:p>brink</text:p>
          </table:table-cell>
          <table:table-cell/>
          <table:table-cell table:formula="of:=LOWER([.C76])" office:value-type="string" office:string-value="brink" calcext:value-type="string">
            <text:p>brink</text:p>
          </table:table-cell>
          <table:table-cell/>
          <table:table-cell office:value-type="string" calcext:value-type="string">
            <text:p>brink</text:p>
          </table:table-cell>
          <table:table-cell/>
        </table:table-row>
        <table:table-row table:style-name="ro1">
          <table:table-cell office:value-type="string" calcext:value-type="string">
            <text:p>enhanced interrogation</text:p>
          </table:table-cell>
          <table:table-cell/>
          <table:table-cell table:formula="of:=OFFSET([.$A$105];-ROW();0;1;1)" office:value-type="string" office:string-value="crafty" calcext:value-type="string">
            <text:p>crafty</text:p>
          </table:table-cell>
          <table:table-cell/>
          <table:table-cell table:formula="of:=LOWER([.C77])" office:value-type="string" office:string-value="crafty" calcext:value-type="string">
            <text:p>crafty</text:p>
          </table:table-cell>
          <table:table-cell/>
          <table:table-cell office:value-type="string" calcext:value-type="string">
            <text:p>crafty</text:p>
          </table:table-cell>
          <table:table-cell/>
        </table:table-row>
        <table:table-row table:style-name="ro1">
          <table:table-cell office:value-type="string" calcext:value-type="string">
            <text:p>interrogation</text:p>
          </table:table-cell>
          <table:table-cell/>
          <table:table-cell table:formula="of:=OFFSET([.$A$105];-ROW();0;1;1)" office:value-type="string" office:string-value="uxo" calcext:value-type="string">
            <text:p>uxo</text:p>
          </table:table-cell>
          <table:table-cell/>
          <table:table-cell table:formula="of:=LOWER([.C78])" office:value-type="string" office:string-value="uxo" calcext:value-type="string">
            <text:p>uxo</text:p>
          </table:table-cell>
          <table:table-cell/>
          <table:table-cell office:value-type="string" calcext:value-type="string">
            <text:p>uxo</text:p>
          </table:table-cell>
          <table:table-cell/>
        </table:table-row>
        <table:table-row table:style-name="ro1">
          <table:table-cell office:value-type="string" calcext:value-type="string">
            <text:p>flare-up</text:p>
          </table:table-cell>
          <table:table-cell/>
          <table:table-cell table:formula="of:=OFFSET([.$A$105];-ROW();0;1;1)" office:value-type="string" office:string-value="joint chief" calcext:value-type="string">
            <text:p>joint chief</text:p>
          </table:table-cell>
          <table:table-cell/>
          <table:table-cell table:formula="of:=LOWER([.C79])" office:value-type="string" office:string-value="joint chief" calcext:value-type="string">
            <text:p>joint chief</text:p>
          </table:table-cell>
          <table:table-cell/>
          <table:table-cell office:value-type="string" calcext:value-type="string">
            <text:p>joint chief</text:p>
          </table:table-cell>
          <table:table-cell/>
        </table:table-row>
        <table:table-row table:style-name="ro1">
          <table:table-cell office:value-type="string" calcext:value-type="string">
            <text:p>flare up</text:p>
          </table:table-cell>
          <table:table-cell/>
          <table:table-cell table:formula="of:=OFFSET([.$A$105];-ROW();0;1;1)" office:value-type="string" office:string-value="joint chiefs" calcext:value-type="string">
            <text:p>joint chiefs</text:p>
          </table:table-cell>
          <table:table-cell/>
          <table:table-cell table:formula="of:=LOWER([.C80])" office:value-type="string" office:string-value="joint chiefs" calcext:value-type="string">
            <text:p>joint chiefs</text:p>
          </table:table-cell>
          <table:table-cell/>
          <table:table-cell office:value-type="string" calcext:value-type="string">
            <text:p>joint chiefs</text:p>
          </table:table-cell>
          <table:table-cell/>
        </table:table-row>
        <table:table-row table:style-name="ro1">
          <table:table-cell office:value-type="string" calcext:value-type="string">
            <text:p>hectic</text:p>
          </table:table-cell>
          <table:table-cell/>
          <table:table-cell table:formula="of:=OFFSET([.$A$105];-ROW();0;1;1)" office:value-type="string" office:string-value="Joint Chiefs of Staff, the" calcext:value-type="string">
            <text:p>Joint Chiefs of Staff, the</text:p>
          </table:table-cell>
          <table:table-cell/>
          <table:table-cell table:formula="of:=LOWER([.C81])" office:value-type="string" office:string-value="joint chiefs of staff, the" calcext:value-type="string">
            <text:p>joint chiefs of staff, the</text:p>
          </table:table-cell>
          <table:table-cell/>
          <table:table-cell office:value-type="string" calcext:value-type="string">
            <text:p>joint chiefs of staff, the</text:p>
          </table:table-cell>
          <table:table-cell/>
        </table:table-row>
        <table:table-row table:style-name="ro1">
          <table:table-cell office:value-type="string" calcext:value-type="string">
            <text:p>aside</text:p>
          </table:table-cell>
          <table:table-cell/>
          <table:table-cell table:formula="of:=OFFSET([.$A$105];-ROW();0;1;1)" office:value-type="string" office:string-value="the joint chiefs" calcext:value-type="string">
            <text:p>the joint chiefs</text:p>
          </table:table-cell>
          <table:table-cell/>
          <table:table-cell table:formula="of:=LOWER([.C82])" office:value-type="string" office:string-value="the joint chiefs" calcext:value-type="string">
            <text:p>the joint chiefs</text:p>
          </table:table-cell>
          <table:table-cell/>
          <table:table-cell office:value-type="string" calcext:value-type="string">
            <text:p>the joint chiefs</text:p>
          </table:table-cell>
          <table:table-cell/>
        </table:table-row>
        <table:table-row table:style-name="ro1">
          <table:table-cell office:value-type="string" calcext:value-type="string">
            <text:p>frayed</text:p>
          </table:table-cell>
          <table:table-cell/>
          <table:table-cell table:formula="of:=OFFSET([.$A$105];-ROW();0;1;1)" office:value-type="string" office:string-value="joint chiefs of staff" calcext:value-type="string">
            <text:p>joint chiefs of staff</text:p>
          </table:table-cell>
          <table:table-cell/>
          <table:table-cell table:formula="of:=LOWER([.C83])" office:value-type="string" office:string-value="joint chiefs of staff" calcext:value-type="string">
            <text:p>joint chiefs of staff</text:p>
          </table:table-cell>
          <table:table-cell/>
          <table:table-cell office:value-type="string" calcext:value-type="string">
            <text:p>joint chiefs of staff</text:p>
          </table:table-cell>
          <table:table-cell/>
        </table:table-row>
        <table:table-row table:style-name="ro1">
          <table:table-cell office:value-type="string" calcext:value-type="string">
            <text:p>frayed nerves</text:p>
          </table:table-cell>
          <table:table-cell/>
          <table:table-cell table:formula="of:=OFFSET([.$A$105];-ROW();0;1;1)" office:value-type="string" office:string-value="let down" calcext:value-type="string">
            <text:p>let down</text:p>
          </table:table-cell>
          <table:table-cell/>
          <table:table-cell table:formula="of:=LOWER([.C84])" office:value-type="string" office:string-value="let down" calcext:value-type="string">
            <text:p>let down</text:p>
          </table:table-cell>
          <table:table-cell/>
          <table:table-cell office:value-type="string" calcext:value-type="string">
            <text:p>let down</text:p>
          </table:table-cell>
          <table:table-cell/>
        </table:table-row>
        <table:table-row table:style-name="ro1">
          <table:table-cell office:value-type="string" calcext:value-type="string">
            <text:p>unceremonious</text:p>
          </table:table-cell>
          <table:table-cell/>
          <table:table-cell table:formula="of:=OFFSET([.$A$105];-ROW();0;1;1)" office:value-type="string" office:string-value="checy" calcext:value-type="string">
            <text:p>checy</text:p>
          </table:table-cell>
          <table:table-cell/>
          <table:table-cell table:formula="of:=LOWER([.C85])" office:value-type="string" office:string-value="checy" calcext:value-type="string">
            <text:p>checy</text:p>
          </table:table-cell>
          <table:table-cell/>
          <table:table-cell office:value-type="string" calcext:value-type="string">
            <text:p>checy</text:p>
          </table:table-cell>
          <table:table-cell/>
        </table:table-row>
        <table:table-row table:style-name="ro1">
          <table:table-cell office:value-type="string" calcext:value-type="string">
            <text:p>unceremoniously</text:p>
          </table:table-cell>
          <table:table-cell/>
          <table:table-cell table:formula="of:=OFFSET([.$A$105];-ROW();0;1;1)" office:value-type="string" office:string-value="decent" calcext:value-type="string">
            <text:p>decent</text:p>
          </table:table-cell>
          <table:table-cell/>
          <table:table-cell table:formula="of:=LOWER([.C86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/>
        </table:table-row>
        <table:table-row table:style-name="ro1">
          <table:table-cell office:value-type="string" calcext:value-type="string">
            <text:p>persevere</text:p>
          </table:table-cell>
          <table:table-cell/>
          <table:table-cell table:formula="of:=OFFSET([.$A$105];-ROW();0;1;1)" office:value-type="string" office:string-value="cyclonite" calcext:value-type="string">
            <text:p>cyclonite</text:p>
          </table:table-cell>
          <table:table-cell/>
          <table:table-cell table:formula="of:=LOWER([.C87])" office:value-type="string" office:string-value="cyclonite" calcext:value-type="string">
            <text:p>cyclonite</text:p>
          </table:table-cell>
          <table:table-cell/>
          <table:table-cell office:value-type="string" calcext:value-type="string">
            <text:p>cyclonite</text:p>
          </table:table-cell>
          <table:table-cell/>
        </table:table-row>
        <table:table-row table:style-name="ro1">
          <table:table-cell office:value-type="string" calcext:value-type="string">
            <text:p>bow down</text:p>
          </table:table-cell>
          <table:table-cell/>
          <table:table-cell table:formula="of:=OFFSET([.$A$105];-ROW();0;1;1)" office:value-type="string" office:string-value="plasticizer" calcext:value-type="string">
            <text:p>plasticizer</text:p>
          </table:table-cell>
          <table:table-cell/>
          <table:table-cell table:formula="of:=LOWER([.C88])" office:value-type="string" office:string-value="plasticizer" calcext:value-type="string">
            <text:p>plasticizer</text:p>
          </table:table-cell>
          <table:table-cell/>
          <table:table-cell office:value-type="string" calcext:value-type="string">
            <text:p>plasticizer</text:p>
          </table:table-cell>
          <table:table-cell/>
        </table:table-row>
        <table:table-row table:style-name="ro1">
          <table:table-cell office:value-type="string" calcext:value-type="string">
            <text:p>cripple</text:p>
          </table:table-cell>
          <table:table-cell/>
          <table:table-cell table:formula="of:=OFFSET([.$A$105];-ROW();0;1;1)" office:value-type="string" office:string-value="vest" calcext:value-type="string">
            <text:p>vest</text:p>
          </table:table-cell>
          <table:table-cell/>
          <table:table-cell table:formula="of:=LOWER([.C89])" office:value-type="string" office:string-value="vest" calcext:value-type="string">
            <text:p>vest</text:p>
          </table:table-cell>
          <table:table-cell/>
          <table:table-cell office:value-type="string" calcext:value-type="string">
            <text:p>vest</text:p>
          </table:table-cell>
          <table:table-cell/>
        </table:table-row>
        <table:table-row table:style-name="ro1">
          <table:table-cell office:value-type="string" calcext:value-type="string">
            <text:p>cripplle</text:p>
          </table:table-cell>
          <table:table-cell/>
          <table:table-cell table:formula="of:=OFFSET([.$A$105];-ROW();0;1;1)" office:value-type="string" office:string-value="mourns" calcext:value-type="string">
            <text:p>mourns</text:p>
          </table:table-cell>
          <table:table-cell/>
          <table:table-cell table:formula="of:=LOWER([.C90])" office:value-type="string" office:string-value="mourns" calcext:value-type="string">
            <text:p>mourns</text:p>
          </table:table-cell>
          <table:table-cell/>
          <table:table-cell office:value-type="string" calcext:value-type="string">
            <text:p>mourns</text:p>
          </table:table-cell>
          <table:table-cell/>
        </table:table-row>
        <table:table-row table:style-name="ro1">
          <table:table-cell office:value-type="string" calcext:value-type="string">
            <text:p>cowardice</text:p>
          </table:table-cell>
          <table:table-cell/>
          <table:table-cell table:formula="of:=OFFSET([.$A$105];-ROW();0;1;1)" office:value-type="string" office:string-value="mourn" calcext:value-type="string">
            <text:p>mourn</text:p>
          </table:table-cell>
          <table:table-cell/>
          <table:table-cell table:formula="of:=LOWER([.C91])" office:value-type="string" office:string-value="mourn" calcext:value-type="string">
            <text:p>mourn</text:p>
          </table:table-cell>
          <table:table-cell/>
          <table:table-cell office:value-type="string" calcext:value-type="string">
            <text:p>mourn</text:p>
          </table:table-cell>
          <table:table-cell/>
        </table:table-row>
        <table:table-row table:style-name="ro1">
          <table:table-cell office:value-type="string" calcext:value-type="string">
            <text:p>roof</text:p>
          </table:table-cell>
          <table:table-cell/>
          <table:table-cell table:formula="of:=OFFSET([.$A$105];-ROW();0;1;1)" office:value-type="string" office:string-value="somber" calcext:value-type="string">
            <text:p>somber</text:p>
          </table:table-cell>
          <table:table-cell/>
          <table:table-cell table:formula="of:=LOWER([.C92])" office:value-type="string" office:string-value="somber" calcext:value-type="string">
            <text:p>somber</text:p>
          </table:table-cell>
          <table:table-cell/>
          <table:table-cell office:value-type="string" calcext:value-type="string">
            <text:p>somber</text:p>
          </table:table-cell>
          <table:table-cell/>
        </table:table-row>
        <table:table-row table:style-name="ro1">
          <table:table-cell office:value-type="string" calcext:value-type="string">
            <text:p>Top brass</text:p>
          </table:table-cell>
          <table:table-cell/>
          <table:table-cell table:formula="of:=OFFSET([.$A$105];-ROW();0;1;1)" office:value-type="string" office:string-value="somber moment" calcext:value-type="string">
            <text:p>somber moment</text:p>
          </table:table-cell>
          <table:table-cell/>
          <table:table-cell table:formula="of:=LOWER([.C93])" office:value-type="string" office:string-value="somber moment" calcext:value-type="string">
            <text:p>somber moment</text:p>
          </table:table-cell>
          <table:table-cell/>
          <table:table-cell office:value-type="string" calcext:value-type="string">
            <text:p>somber moment</text:p>
          </table:table-cell>
          <table:table-cell/>
        </table:table-row>
        <table:table-row table:style-name="ro1">
          <table:table-cell office:value-type="string" calcext:value-type="string">
            <text:p>catalog</text:p>
          </table:table-cell>
          <table:table-cell/>
          <table:table-cell table:formula="of:=OFFSET([.$A$105];-ROW();0;1;1)" office:value-type="string" office:string-value="hallowed" calcext:value-type="string">
            <text:p>hallowed</text:p>
          </table:table-cell>
          <table:table-cell/>
          <table:table-cell table:formula="of:=LOWER([.C94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hallowed</text:p>
          </table:table-cell>
          <table:table-cell/>
        </table:table-row>
        <table:table-row table:style-name="ro1">
          <table:table-cell office:value-type="string" calcext:value-type="string">
            <text:p>brass</text:p>
          </table:table-cell>
          <table:table-cell/>
          <table:table-cell table:formula="of:=OFFSET([.$A$105];-ROW();0;1;1)" office:value-type="string" office:string-value="Supremacy" calcext:value-type="string">
            <text:p>Supremacy</text:p>
          </table:table-cell>
          <table:table-cell/>
          <table:table-cell table:formula="of:=LOWER([.C95])" office:value-type="string" office:string-value="supremacy" calcext:value-type="string">
            <text:p>supremacy</text:p>
          </table:table-cell>
          <table:table-cell/>
          <table:table-cell office:value-type="string" calcext:value-type="string">
            <text:p>supremacy</text:p>
          </table:table-cell>
          <table:table-cell/>
        </table:table-row>
        <table:table-row table:style-name="ro1">
          <table:table-cell office:value-type="string" calcext:value-type="string">
            <text:p>heighten</text:p>
          </table:table-cell>
          <table:table-cell/>
          <table:table-cell table:formula="of:=OFFSET([.$A$105];-ROW();0;1;1)" office:value-type="string" office:string-value="Clause" calcext:value-type="string">
            <text:p>Clause</text:p>
          </table:table-cell>
          <table:table-cell/>
          <table:table-cell table:formula="of:=LOWER([.C96])" office:value-type="string" office:string-value="clause" calcext:value-type="string">
            <text:p>clause</text:p>
          </table:table-cell>
          <table:table-cell/>
          <table:table-cell office:value-type="string" calcext:value-type="string">
            <text:p>clause</text:p>
          </table:table-cell>
          <table:table-cell/>
        </table:table-row>
        <table:table-row table:style-name="ro1">
          <table:table-cell office:value-type="string" calcext:value-type="string">
            <text:p>law enforcement</text:p>
          </table:table-cell>
          <table:table-cell/>
          <table:table-cell table:formula="of:=OFFSET([.$A$105];-ROW();0;1;1)" office:value-type="string" office:string-value="supremacy Clause" calcext:value-type="string">
            <text:p>supremacy Clause</text:p>
          </table:table-cell>
          <table:table-cell/>
          <table:table-cell table:formula="of:=LOWER([.C97])" office:value-type="string" office:string-value="supremacy clause" calcext:value-type="string">
            <text:p>supremacy clause</text:p>
          </table:table-cell>
          <table:table-cell/>
          <table:table-cell office:value-type="string" calcext:value-type="string">
            <text:p>supremacy clause</text:p>
          </table:table-cell>
          <table:table-cell/>
        </table:table-row>
        <table:table-row table:style-name="ro1">
          <table:table-cell office:value-type="string" calcext:value-type="string">
            <text:p>local law enforcement</text:p>
          </table:table-cell>
          <table:table-cell/>
          <table:table-cell table:formula="of:=OFFSET([.$A$105];-ROW();0;1;1)" office:value-type="string" office:string-value="executive order" calcext:value-type="string">
            <text:p>executive order</text:p>
          </table:table-cell>
          <table:table-cell/>
          <table:table-cell table:formula="of:=LOWER([.C98])" office:value-type="string" office:string-value="executive order" calcext:value-type="string">
            <text:p>executive order</text:p>
          </table:table-cell>
          <table:table-cell/>
          <table:table-cell office:value-type="string" calcext:value-type="string">
            <text:p>executive order</text:p>
          </table:table-cell>
          <table:table-cell/>
        </table:table-row>
        <table:table-row table:style-name="ro1">
          <table:table-cell office:value-type="string" calcext:value-type="string">
            <text:p>usual</text:p>
          </table:table-cell>
          <table:table-cell/>
          <table:table-cell table:formula="of:=OFFSET([.$A$105];-ROW();0;1;1)" office:value-type="string" office:string-value="Proclamation" calcext:value-type="string">
            <text:p>Proclamation</text:p>
          </table:table-cell>
          <table:table-cell/>
          <table:table-cell table:formula="of:=LOWER([.C99])" office:value-type="string" office:string-value="proclamation" calcext:value-type="string">
            <text:p>proclamation</text:p>
          </table:table-cell>
          <table:table-cell/>
          <table:table-cell office:value-type="string" calcext:value-type="string">
            <text:p>proclamation</text:p>
          </table:table-cell>
          <table:table-cell/>
        </table:table-row>
        <table:table-row table:style-name="ro1">
          <table:table-cell office:value-type="string" calcext:value-type="string">
            <text:p>suspect</text:p>
          </table:table-cell>
          <table:table-cell/>
          <table:table-cell table:formula="of:=OFFSET([.$A$105];-ROW();0;1;1)" office:value-type="string" office:string-value="trampled" calcext:value-type="string">
            <text:p>trampled</text:p>
          </table:table-cell>
          <table:table-cell/>
          <table:table-cell table:formula="of:=LOWER([.C100])" office:value-type="string" office:string-value="trampled" calcext:value-type="string">
            <text:p>trampled</text:p>
          </table:table-cell>
          <table:table-cell/>
          <table:table-cell office:value-type="string" calcext:value-type="string">
            <text:p>trampled</text:p>
          </table:table-cell>
          <table:table-cell/>
        </table:table-row>
        <table:table-row table:style-name="ro1">
          <table:table-cell office:value-type="string" calcext:value-type="string">
            <text:p>usual suspects</text:p>
          </table:table-cell>
          <table:table-cell/>
          <table:table-cell table:formula="of:=OFFSET([.$A$105];-ROW();0;1;1)" office:value-type="string" office:string-value="trample" calcext:value-type="string">
            <text:p>trample</text:p>
          </table:table-cell>
          <table:table-cell/>
          <table:table-cell table:formula="of:=LOWER([.C101])" office:value-type="string" office:string-value="trample" calcext:value-type="string">
            <text:p>trample</text:p>
          </table:table-cell>
          <table:table-cell/>
          <table:table-cell office:value-type="string" calcext:value-type="string">
            <text:p>trample</text:p>
          </table:table-cell>
          <table:table-cell/>
        </table:table-row>
        <table:table-row table:style-name="ro1">
          <table:table-cell office:value-type="string" calcext:value-type="string">
            <text:p>usual suspect</text:p>
          </table:table-cell>
          <table:table-cell/>
          <table:table-cell table:formula="of:=OFFSET([.$A$105];-ROW();0;1;1)" office:value-type="string" office:string-value="Treasury" calcext:value-type="string">
            <text:p>Treasury</text:p>
          </table:table-cell>
          <table:table-cell/>
          <table:table-cell table:formula="of:=LOWER([.C102])" office:value-type="string" office:string-value="treasury" calcext:value-type="string">
            <text:p>treasury</text:p>
          </table:table-cell>
          <table:table-cell/>
          <table:table-cell office:value-type="string" calcext:value-type="string">
            <text:p>treasury</text:p>
          </table:table-cell>
          <table:table-cell/>
        </table:table-row>
        <table:table-row table:style-name="ro1">
          <table:table-cell office:value-type="string" calcext:value-type="string">
            <text:p>scapegoat</text:p>
          </table:table-cell>
          <table:table-cell/>
          <table:table-cell table:formula="of:=OFFSET([.$A$105];-ROW();0;1;1)" office:value-type="string" office:string-value="bluff" calcext:value-type="string">
            <text:p>bluff</text:p>
          </table:table-cell>
          <table:table-cell/>
          <table:table-cell table:formula="of:=LOWER([.C103])" office:value-type="string" office:string-value="bluff" calcext:value-type="string">
            <text:p>bluff</text:p>
          </table:table-cell>
          <table:table-cell/>
          <table:table-cell office:value-type="string" calcext:value-type="string">
            <text:p>bluff</text:p>
          </table:table-cell>
          <table:table-cell/>
        </table:table-row>
        <table:table-row table:style-name="ro1">
          <table:table-cell office:value-type="string" calcext:value-type="string">
            <text:p>chatter</text:p>
          </table:table-cell>
          <table:table-cell/>
          <table:table-cell table:formula="of:=OFFSET([.$A$105];-ROW();0;1;1)" office:value-type="string" office:string-value="band-aid" calcext:value-type="string">
            <text:p>band-aid</text:p>
          </table:table-cell>
          <table:table-cell/>
          <table:table-cell table:formula="of:=LOWER([.C104])" office:value-type="string" office:string-value="band-aid" calcext:value-type="string">
            <text:p>band-aid</text:p>
          </table:table-cell>
          <table:table-cell/>
          <table:table-cell office:value-type="string" calcext:value-type="string">
            <text:p>band-aid</text:p>
          </table:table-cell>
          <table:table-cell/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rucial moment </text:p>
          </table:table-cell>
          <table:table-cell office:value-type="string" calcext:value-type="string">
            <text:p><text:s/>중요한 순간</text:p>
          </table:table-cell>
        </table:table-row>
        <table:table-row table:style-name="ro2">
          <table:table-cell office:value-type="string" calcext:value-type="string">
            <text:p>colors</text:p>
          </table:table-cell>
          <table:table-cell office:value-type="string" calcext:value-type="string">
            <text:p><text:s/>국기, 리본, 장식</text:p>
          </table:table-cell>
        </table:table-row>
        <table:table-row table:style-name="ro2">
          <table:table-cell office:value-type="string" calcext:value-type="string">
            <text:p>vicinity</text:p>
          </table:table-cell>
          <table:table-cell office:value-type="string" calcext:value-type="string">
            <text:p>근처,비슷한것</text:p>
          </table:table-cell>
        </table:table-row>
        <table:table-row table:style-name="ro2">
          <table:table-cell office:value-type="string" calcext:value-type="string">
            <text:p>quid pro quo </text:p>
          </table:table-cell>
          <table:table-cell office:value-type="string" calcext:value-type="string">
            <text:p><text:s/>대가, 보상 (Latin, "what for what")</text:p>
          </table:table-cell>
        </table:table-row>
        <table:table-row table:style-name="ro1">
          <table:table-cell office:value-type="string" calcext:value-type="string">
            <text:p>walk all over </text:p>
          </table:table-cell>
          <table:table-cell office:value-type="string" calcext:value-type="string">
            <text:p><text:s/>말을 안듣다</text:p>
          </table:table-cell>
        </table:table-row>
        <table:table-row table:style-name="ro1">
          <table:table-cell office:value-type="string" calcext:value-type="string">
            <text:p>hold dear </text:p>
          </table:table-cell>
          <table:table-cell office:value-type="string" calcext:value-type="string">
            <text:p><text:s/>가치있게 여기다</text:p>
          </table:table-cell>
        </table:table-row>
        <table:table-row table:style-name="ro1">
          <table:table-cell office:value-type="string" calcext:value-type="string">
            <text:p>greatest hits </text:p>
          </table:table-cell>
          <table:table-cell office:value-type="string" calcext:value-type="string">
            <text:p><text:s/>best of album</text:p>
          </table:table-cell>
        </table:table-row>
        <table:table-row table:style-name="ro1">
          <table:table-cell office:value-type="string" calcext:value-type="string">
            <text:p>Secretary</text:p>
          </table:table-cell>
          <table:table-cell office:value-type="string" calcext:value-type="string">
            <text:p>장관</text:p>
          </table:table-cell>
        </table:table-row>
        <table:table-row table:style-name="ro1">
          <table:table-cell office:value-type="string" calcext:value-type="string">
            <text:p>the Capitol </text:p>
          </table:table-cell>
          <table:table-cell office:value-type="string" calcext:value-type="string">
            <text:p><text:s/>국회의사당</text:p>
          </table:table-cell>
        </table:table-row>
        <table:table-row table:style-name="ro2">
          <table:table-cell office:value-type="string" calcext:value-type="string">
            <text:p>Hey, I'm slaving over here. </text:p>
          </table:table-cell>
          <table:table-cell office:value-type="string" calcext:value-type="string">
            <text:p><text:s/>내가 열심히 하고 있잖아.</text:p>
          </table:table-cell>
        </table:table-row>
        <table:table-row table:style-name="ro2">
          <table:table-cell office:value-type="string" calcext:value-type="string">
            <text:p>State of the Union</text:p>
          </table:table-cell>
          <table:table-cell office:value-type="string" calcext:value-type="string">
            <text:p><text:s/>연두교서. 연초 미대통령의 국정연설.</text:p>
          </table:table-cell>
        </table:table-row>
        <table:table-row table:style-name="ro1">
          <table:table-cell office:value-type="string" calcext:value-type="string">
            <text:p>dubstep track </text:p>
          </table:table-cell>
          <table:table-cell office:value-type="string" calcext:value-type="string">
            <text:p><text:s/>일렉 음악의 한 장르</text:p>
          </table:table-cell>
        </table:table-row>
        <table:table-row table:style-name="ro1">
          <table:table-cell office:value-type="string" calcext:value-type="string">
            <text:p>make us proud </text:p>
          </table:table-cell>
          <table:table-cell office:value-type="string" calcext:value-type="string">
            <text:p><text:s/>잘하고 와</text:p>
          </table:table-cell>
        </table:table-row>
        <table:table-row table:style-name="ro2">
          <table:table-cell office:value-type="string" calcext:value-type="string">
            <text:p>Congress </text:p>
          </table:table-cell>
          <table:table-cell office:value-type="string" calcext:value-type="string">
            <text:p><text:s/>미국 상/하원</text:p>
          </table:table-cell>
        </table:table-row>
        <table:table-row table:style-name="ro1">
          <table:table-cell office:value-type="string" calcext:value-type="string">
            <text:p>the Senate </text:p>
          </table:table-cell>
          <table:table-cell office:value-type="string" calcext:value-type="string">
            <text:p><text:s/>상원</text:p>
          </table:table-cell>
        </table:table-row>
        <table:table-row table:style-name="ro1">
          <table:table-cell office:value-type="string" calcext:value-type="string">
            <text:p>the House of Representatives </text:p>
          </table:table-cell>
          <table:table-cell office:value-type="string" calcext:value-type="string">
            <text:p><text:s/>하원</text:p>
          </table:table-cell>
        </table:table-row>
        <table:table-row table:style-name="ro1">
          <table:table-cell office:value-type="string" calcext:value-type="string">
            <text:p><text:s/>Parliament</text:p>
          </table:table-cell>
          <table:table-cell office:value-type="string" calcext:value-type="string">
            <text:p>영국 의회 </text:p>
          </table:table-cell>
        </table:table-row>
        <table:table-row table:style-name="ro1">
          <table:table-cell office:value-type="string" calcext:value-type="string">
            <text:p><text:s/>National Assembly</text:p>
          </table:table-cell>
          <table:table-cell table:style-name="ce4" office:value-type="string" calcext:value-type="string">
            <text:p>한국 의회 </text:p>
          </table:table-cell>
        </table:table-row>
        <table:table-row table:style-name="ro1">
          <table:table-cell office:value-type="string" calcext:value-type="string">
            <text:p>Cabinet </text:p>
          </table:table-cell>
          <table:table-cell office:value-type="string" calcext:value-type="string">
            <text:p><text:s/>내각</text:p>
          </table:table-cell>
        </table:table-row>
        <table:table-row table:style-name="ro2">
          <table:table-cell office:value-type="string" calcext:value-type="string">
            <text:p>slip someone something </text:p>
          </table:table-cell>
          <table:table-cell office:value-type="string" calcext:value-type="string">
            <text:p><text:s/>슬쩍 찔러주다.</text:p>
          </table:table-cell>
        </table:table-row>
        <table:table-row table:style-name="ro1">
          <table:table-cell office:value-type="string" calcext:value-type="string">
            <text:p>housing reform </text:p>
          </table:table-cell>
          <table:table-cell office:value-type="string" calcext:value-type="string">
            <text:p><text:s/>주택 개혁</text:p>
          </table:table-cell>
        </table:table-row>
        <table:table-row table:style-name="ro2">
          <table:table-cell office:value-type="string" calcext:value-type="string">
            <text:p>work one's ass off </text:p>
          </table:table-cell>
          <table:table-cell office:value-type="string" calcext:value-type="string">
            <text:p><text:s/>힘들게 일하다.</text:p>
          </table:table-cell>
        </table:table-row>
        <table:table-row table:style-name="ro2">
          <table:table-cell office:value-type="string" calcext:value-type="string">
            <text:p>backfire </text:p>
          </table:table-cell>
          <table:table-cell office:value-type="string" calcext:value-type="string">
            <text:p><text:s/>역효과,맞불</text:p>
          </table:table-cell>
        </table:table-row>
        <table:table-row table:style-name="ro1">
          <table:table-cell office:value-type="string" calcext:value-type="string">
            <text:p>Secretary of Housing and Urban Development. (HUD)</text:p>
          </table:table-cell>
          <table:table-cell table:style-name="ce4" office:value-type="string" calcext:value-type="string">
            <text:p>주택도시개발 장관</text:p>
          </table:table-cell>
        </table:table-row>
        <table:table-row table:style-name="ro1">
          <table:table-cell office:value-type="string" calcext:value-type="string">
            <text:p>get someone wrong </text:p>
          </table:table-cell>
          <table:table-cell office:value-type="string" calcext:value-type="string">
            <text:p><text:s/>오해하다</text:p>
          </table:table-cell>
        </table:table-row>
        <table:table-row table:style-name="ro2">
          <table:table-cell office:value-type="string" calcext:value-type="string">
            <text:p>Chief of Staff </text:p>
          </table:table-cell>
          <table:table-cell office:value-type="string" calcext:value-type="string">
            <text:p><text:s/>참모장, 수석보좌관</text:p>
          </table:table-cell>
        </table:table-row>
        <table:table-row table:style-name="ro1">
          <table:table-cell office:value-type="string" calcext:value-type="string">
            <text:p>muddled </text:p>
          </table:table-cell>
          <table:table-cell office:value-type="string" calcext:value-type="string">
            <text:p><text:s/>뒤죽박죽인 </text:p>
          </table:table-cell>
        </table:table-row>
        <table:table-row table:style-name="ro1">
          <table:table-cell office:value-type="string" calcext:value-type="string">
            <text:p>hazard a guess </text:p>
          </table:table-cell>
          <table:table-cell office:value-type="string" calcext:value-type="string">
            <text:p><text:s/>조심스럽게 추측하다</text:p>
          </table:table-cell>
        </table:table-row>
        <table:table-row table:style-name="ro2">
          <table:table-cell office:value-type="string" calcext:value-type="string">
            <text:p>initiative </text:p>
          </table:table-cell>
          <table:table-cell office:value-type="string" calcext:value-type="string">
            <text:p><text:s/>(법안)발의,개시,창시,창의</text:p>
          </table:table-cell>
        </table:table-row>
        <table:table-row table:style-name="ro1">
          <table:table-cell office:value-type="string" calcext:value-type="string">
            <text:p>ambassadorship </text:p>
          </table:table-cell>
          <table:table-cell office:value-type="string" calcext:value-type="string">
            <text:p><text:s/>대사직</text:p>
          </table:table-cell>
        </table:table-row>
        <table:table-row table:style-name="ro2">
          <table:table-cell office:value-type="string" calcext:value-type="string">
            <text:p>all the trimmings </text:p>
          </table:table-cell>
          <table:table-cell table:style-name="ce4" office:value-type="string" calcext:value-type="string">
            <text:p>(그밖에) 모두.</text:p>
          </table:table-cell>
        </table:table-row>
        <table:table-row table:style-name="ro2">
          <table:table-cell office:value-type="string" calcext:value-type="string">
            <text:p>pleasure </text:p>
          </table:table-cell>
          <table:table-cell office:value-type="string" calcext:value-type="string">
            <text:p><text:s/>의지,기호,기쁨,즐거움</text:p>
          </table:table-cell>
        </table:table-row>
        <table:table-row table:style-name="ro1">
          <table:table-cell office:value-type="string" calcext:value-type="string">
            <text:p>pleasure of the President. </text:p>
          </table:table-cell>
          <table:table-cell office:value-type="string" calcext:value-type="string">
            <text:p><text:s/>대통령의 의지</text:p>
          </table:table-cell>
        </table:table-row>
        <table:table-row table:style-name="ro1">
          <table:table-cell office:value-type="string" calcext:value-type="string">
            <text:p>play someone's game </text:p>
          </table:table-cell>
          <table:table-cell office:value-type="string" calcext:value-type="string">
            <text:p><text:s/>장단을 맞추다</text:p>
          </table:table-cell>
        </table:table-row>
        <table:table-row table:style-name="ro2">
          <table:table-cell office:value-type="string" calcext:value-type="string">
            <text:p>we'll make this work </text:p>
          </table:table-cell>
          <table:table-cell office:value-type="string" calcext:value-type="string">
            <text:p><text:s/>우린 해낼거야.</text:p>
          </table:table-cell>
        </table:table-row>
        <table:table-row table:style-name="ro1">
          <table:table-cell office:value-type="string" calcext:value-type="string">
            <text:p>made up one's mind </text:p>
          </table:table-cell>
          <table:table-cell office:value-type="string" calcext:value-type="string">
            <text:p><text:s/>마음의 결정을 하다</text:p>
          </table:table-cell>
        </table:table-row>
        <table:table-row table:style-name="ro2">
          <table:table-cell office:value-type="string" calcext:value-type="string">
            <text:p>motorcade </text:p>
          </table:table-cell>
          <table:table-cell office:value-type="string" calcext:value-type="string">
            <text:p><text:s/>자동차 행렬, 카퍼레이드</text:p>
          </table:table-cell>
        </table:table-row>
        <table:table-row table:style-name="ro1">
          <table:table-cell office:value-type="string" calcext:value-type="string">
            <text:p>smoke out </text:p>
          </table:table-cell>
          <table:table-cell office:value-type="string" calcext:value-type="string">
            <text:p><text:s/>연기를 피워 몰아내다</text:p>
          </table:table-cell>
        </table:table-row>
        <table:table-row table:style-name="ro1">
          <table:table-cell office:value-type="string" calcext:value-type="string">
            <text:p>ambush </text:p>
          </table:table-cell>
          <table:table-cell office:value-type="string" calcext:value-type="string">
            <text:p><text:s/>매복</text:p>
          </table:table-cell>
        </table:table-row>
        <table:table-row table:style-name="ro2">
          <table:table-cell office:value-type="string" calcext:value-type="string">
            <text:p>appellate judge </text:p>
          </table:table-cell>
          <table:table-cell office:value-type="string" calcext:value-type="string">
            <text:p><text:s/>상소(항소)심 판사</text:p>
          </table:table-cell>
        </table:table-row>
        <table:table-row table:style-name="ro1">
          <table:table-cell office:value-type="string" calcext:value-type="string">
            <text:p>live shot </text:p>
          </table:table-cell>
          <table:table-cell office:value-type="string" calcext:value-type="string">
            <text:p><text:s/>생중계</text:p>
          </table:table-cell>
        </table:table-row>
        <table:table-row table:style-name="ro1">
          <table:table-cell office:value-type="string" calcext:value-type="string">
            <text:p>secure comms </text:p>
          </table:table-cell>
          <table:table-cell office:value-type="string" calcext:value-type="string">
            <text:p><text:s/>보안회선</text:p>
          </table:table-cell>
        </table:table-row>
        <table:table-row table:style-name="ro1">
          <table:table-cell office:value-type="string" calcext:value-type="string">
            <text:p>embassy </text:p>
          </table:table-cell>
          <table:table-cell office:value-type="string" calcext:value-type="string">
            <text:p><text:s/>대사관</text:p>
          </table:table-cell>
        </table:table-row>
        <table:table-row table:style-name="ro2">
          <table:table-cell office:value-type="string" calcext:value-type="string">
            <text:p>war footing </text:p>
          </table:table-cell>
          <table:table-cell office:value-type="string" calcext:value-type="string">
            <text:p><text:s/>전시 편성, 전쟁 준비</text:p>
          </table:table-cell>
        </table:table-row>
        <table:table-row table:style-name="ro2">
          <table:table-cell office:value-type="string" calcext:value-type="string">
            <text:p>patch me into </text:p>
          </table:table-cell>
          <table:table-cell office:value-type="string" calcext:value-type="string">
            <text:p><text:s/>이어맞추다, 연결하다.</text:p>
          </table:table-cell>
        </table:table-row>
        <table:table-row table:style-name="ro1">
          <table:table-cell office:value-type="string" calcext:value-type="string">
            <text:p>throwing back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et through this </text:p>
          </table:table-cell>
          <table:table-cell office:value-type="string" calcext:value-type="string">
            <text:p><text:s/>헤쳐나가다</text:p>
          </table:table-cell>
        </table:table-row>
        <table:table-row table:style-name="ro1">
          <table:table-cell office:value-type="string" calcext:value-type="string">
            <text:p>turning to </text:p>
          </table:table-cell>
          <table:table-cell/>
        </table:table-row>
        <table:table-row table:style-name="ro1">
          <table:table-cell office:value-type="string" calcext:value-type="string">
            <text:p>Fat chance of that happening</text:p>
          </table:table-cell>
          <table:table-cell/>
        </table:table-row>
        <table:table-row table:style-name="ro1">
          <table:table-cell office:value-type="string" calcext:value-type="string">
            <text:p>half a mind </text:p>
          </table:table-cell>
          <table:table-cell/>
        </table:table-row>
        <table:table-row table:style-name="ro2">
          <table:table-cell office:value-type="string" calcext:value-type="string">
            <text:p>tin </text:p>
          </table:table-cell>
          <table:table-cell office:value-type="string" calcext:value-type="string">
            <text:p><text:s/>(미국 속어) 경찰관의 뱃지, 그릇, 은화,돈 </text:p>
          </table:table-cell>
        </table:table-row>
        <table:table-row table:style-name="ro1">
          <table:table-cell office:value-type="string" calcext:value-type="string">
            <text:p>perimeter </text:p>
          </table:table-cell>
          <table:table-cell office:value-type="string" calcext:value-type="string">
            <text:p><text:s/>둘레</text:p>
          </table:table-cell>
        </table:table-row>
        <table:table-row table:style-name="ro1">
          <table:table-cell office:value-type="string" calcext:value-type="string">
            <text:p>TSA </text:p>
          </table:table-cell>
          <table:table-cell office:value-type="string" calcext:value-type="string">
            <text:p><text:s/>교통안전부</text:p>
          </table:table-cell>
        </table:table-row>
        <table:table-row table:style-name="ro2">
          <table:table-cell office:value-type="string" calcext:value-type="string">
            <text:p>sniffers </text:p>
          </table:table-cell>
          <table:table-cell office:value-type="string" calcext:value-type="string">
            <text:p><text:s/>냄새 탐지기, 냄새 맡는 사람, 마약탐색견</text:p>
          </table:table-cell>
        </table:table-row>
        <table:table-row table:style-name="ro1">
          <table:table-cell office:value-type="string" calcext:value-type="string">
            <text:p>radiological </text:p>
          </table:table-cell>
          <table:table-cell office:value-type="string" calcext:value-type="string">
            <text:p><text:s/>방사선 물질의</text:p>
          </table:table-cell>
        </table:table-row>
        <table:table-row table:style-name="ro1">
          <table:table-cell office:value-type="string" calcext:value-type="string">
            <text:p>EMS </text:p>
          </table:table-cell>
          <table:table-cell office:value-type="string" calcext:value-type="string">
            <text:p><text:s/>응급구조팀</text:p>
          </table:table-cell>
        </table:table-row>
        <table:table-row table:style-name="ro2">
          <table:table-cell office:value-type="string" calcext:value-type="string">
            <text:p>Haz-Mat </text:p>
          </table:table-cell>
          <table:table-cell office:value-type="string" calcext:value-type="string">
            <text:p><text:s/>위험물 처리반 ?</text:p>
          </table:table-cell>
        </table:table-row>
        <table:table-row table:style-name="ro2">
          <table:table-cell office:value-type="string" calcext:value-type="string">
            <text:p>SIOC </text:p>
          </table:table-cell>
          <table:table-cell office:value-type="string" calcext:value-type="string">
            <text:p><text:s/>전략정보작전센터 ?</text:p>
          </table:table-cell>
        </table:table-row>
        <table:table-row table:style-name="ro1">
          <table:table-cell office:value-type="string" calcext:value-type="string">
            <text:p>Major </text:p>
          </table:table-cell>
          <table:table-cell office:value-type="string" calcext:value-type="string">
            <text:p><text:s/>소령</text:p>
          </table:table-cell>
        </table:table-row>
        <table:table-row table:style-name="ro2">
          <table:table-cell office:value-type="string" calcext:value-type="string">
            <text:p>beneath </text:p>
          </table:table-cell>
          <table:table-cell office:value-type="string" calcext:value-type="string">
            <text:p><text:s/>아래에, 지하에</text:p>
          </table:table-cell>
        </table:table-row>
        <table:table-row table:style-name="ro1">
          <table:table-cell office:value-type="string" calcext:value-type="string">
            <text:p>emergency session </text:p>
          </table:table-cell>
          <table:table-cell office:value-type="string" calcext:value-type="string">
            <text:p><text:s/>비상회의</text:p>
          </table:table-cell>
        </table:table-row>
        <table:table-row table:style-name="ro1">
          <table:table-cell office:value-type="string" calcext:value-type="string">
            <text:p>hard charging </text:p>
          </table:table-cell>
          <table:table-cell office:value-type="string" calcext:value-type="string">
            <text:p><text:s/>전속력으로 돌격</text:p>
          </table:table-cell>
        </table:table-row>
        <table:table-row table:style-name="ro1">
          <table:table-cell office:value-type="string" calcext:value-type="string">
            <text:p>stationed </text:p>
          </table:table-cell>
          <table:table-cell office:value-type="string" calcext:value-type="string">
            <text:p><text:s/>정박된</text:p>
          </table:table-cell>
        </table:table-row>
        <table:table-row table:style-name="ro2">
          <table:table-cell office:value-type="string" calcext:value-type="string">
            <text:p>station </text:p>
          </table:table-cell>
          <table:table-cell office:value-type="string" calcext:value-type="string">
            <text:p><text:s/>정박하다, 역, 정거장</text:p>
          </table:table-cell>
        </table:table-row>
        <table:table-row table:style-name="ro2">
          <table:table-cell office:value-type="string" calcext:value-type="string">
            <text:p>warfare </text:p>
          </table:table-cell>
          <table:table-cell office:value-type="string" calcext:value-type="string">
            <text:p><text:s/>전쟁, 교전</text:p>
          </table:table-cell>
        </table:table-row>
        <table:table-row table:style-name="ro2">
          <table:table-cell office:value-type="string" calcext:value-type="string">
            <text:p>deception </text:p>
          </table:table-cell>
          <table:table-cell office:value-type="string" calcext:value-type="string">
            <text:p><text:s/>속임, 기만</text:p>
          </table:table-cell>
        </table:table-row>
        <table:table-row table:style-name="ro2">
          <table:table-cell office:value-type="string" calcext:value-type="string">
            <text:p>with all due respect </text:p>
          </table:table-cell>
          <table:table-cell office:value-type="string" calcext:value-type="string">
            <text:p><text:s/>외람되지만, </text:p>
          </table:table-cell>
        </table:table-row>
        <table:table-row table:style-name="ro2">
          <table:table-cell office:value-type="string" calcext:value-type="string">
            <text:p>bounce </text:p>
          </table:table-cell>
          <table:table-cell office:value-type="string" calcext:value-type="string">
            <text:p><text:s/>반품 ?</text:p>
          </table:table-cell>
        </table:table-row>
        <table:table-row table:style-name="ro2">
          <table:table-cell office:value-type="string" calcext:value-type="string">
            <text:p>pinged </text:p>
          </table:table-cell>
          <table:table-cell office:value-type="string" calcext:value-type="string">
            <text:p><text:s/>(통신망으로)추적하다</text:p>
          </table:table-cell>
        </table:table-row>
        <table:table-row table:style-name="ro2">
          <table:table-cell office:value-type="string" calcext:value-type="string">
            <text:p>mastermind </text:p>
          </table:table-cell>
          <table:table-cell office:value-type="string" calcext:value-type="string">
            <text:p><text:s/>대가, 지도자, 두목, 머리가 좋은</text:p>
          </table:table-cell>
        </table:table-row>
        <table:table-row table:style-name="ro2">
          <table:table-cell office:value-type="string" calcext:value-type="string">
            <text:p>staffer </text:p>
          </table:table-cell>
          <table:table-cell office:value-type="string" calcext:value-type="string">
            <text:p><text:s/>직원, 국원</text:p>
          </table:table-cell>
        </table:table-row>
        <table:table-row table:style-name="ro1">
          <table:table-cell office:value-type="string" calcext:value-type="string">
            <text:p>intelligence source </text:p>
          </table:table-cell>
          <table:table-cell office:value-type="string" calcext:value-type="string">
            <text:p><text:s/>정보 기관 소식통</text:p>
          </table:table-cell>
        </table:table-row>
        <table:table-row table:style-name="ro1">
          <table:table-cell office:value-type="string" calcext:value-type="string">
            <text:p>tight-lipped </text:p>
          </table:table-cell>
          <table:table-cell office:value-type="string" calcext:value-type="string">
            <text:p><text:s/>입을 굳게 다문</text:p>
          </table:table-cell>
        </table:table-row>
        <table:table-row table:style-name="ro2">
          <table:table-cell office:value-type="string" calcext:value-type="string">
            <text:p>PEOC </text:p>
          </table:table-cell>
          <table:table-cell office:value-type="string" calcext:value-type="string">
            <text:p><text:s/>벙커 ? </text:p>
          </table:table-cell>
        </table:table-row>
        <table:table-row table:style-name="ro1">
          <table:table-cell office:value-type="string" calcext:value-type="string">
            <text:p>code-word clearance </text:p>
          </table:table-cell>
          <table:table-cell office:value-type="string" calcext:value-type="string">
            <text:p><text:s/>비밀 취급 인가</text:p>
          </table:table-cell>
        </table:table-row>
        <table:table-row table:style-name="ro2">
          <table:table-cell office:value-type="string" calcext:value-type="string">
            <text:p>pissing contest </text:p>
          </table:table-cell>
          <table:table-cell office:value-type="string" calcext:value-type="string">
            <text:p><text:s/>싸움, 말다툼</text:p>
          </table:table-cell>
        </table:table-row>
        <table:table-row table:style-name="ro1">
          <table:table-cell office:value-type="string" calcext:value-type="string">
            <text:p>swift </text:p>
          </table:table-cell>
          <table:table-cell office:value-type="string" calcext:value-type="string">
            <text:p><text:s/>신속한</text:p>
          </table:table-cell>
        </table:table-row>
        <table:table-row table:style-name="ro1">
          <table:table-cell office:value-type="string" calcext:value-type="string">
            <text:p>flag is still flying strong </text:p>
          </table:table-cell>
          <table:table-cell office:value-type="string" calcext:value-type="string">
            <text:p><text:s/>여전히 건재하다</text:p>
          </table:table-cell>
        </table:table-row>
        <table:table-row table:style-name="ro2">
          <table:table-cell office:value-type="string" calcext:value-type="string">
            <text:p>figurehead </text:p>
          </table:table-cell>
          <table:table-cell office:value-type="string" calcext:value-type="string">
            <text:p><text:s/>명목상의 우두머리, 표명상의 대표, 얼굴</text:p>
          </table:table-cell>
        </table:table-row>
        <table:table-row table:style-name="ro2">
          <table:table-cell office:value-type="string" calcext:value-type="string">
            <text:p>engage </text:p>
          </table:table-cell>
          <table:table-cell office:value-type="string" calcext:value-type="string">
            <text:p><text:s/>교전하다, 관여하다, 보증하다</text:p>
          </table:table-cell>
        </table:table-row>
        <table:table-row table:style-name="ro1">
          <table:table-cell office:value-type="string" calcext:value-type="string">
            <text:p>NSA (National Security Agency)</text:p>
          </table:table-cell>
          <table:table-cell office:value-type="string" calcext:value-type="string">
            <text:p><text:s/>국가안보국</text:p>
          </table:table-cell>
        </table:table-row>
        <table:table-row table:style-name="ro1">
          <table:table-cell office:value-type="string" calcext:value-type="string">
            <text:p>UXO (unexploded ordnance)</text:p>
          </table:table-cell>
          <table:table-cell office:value-type="string" calcext:value-type="string">
            <text:p><text:s/>불발탄</text:p>
          </table:table-cell>
        </table:table-row>
        <table:table-row table:style-name="ro2">
          <table:table-cell office:value-type="string" calcext:value-type="string">
            <text:p>hemostat </text:p>
          </table:table-cell>
          <table:table-cell office:value-type="string" calcext:value-type="string">
            <text:p><text:s/>겸자(수술등에 쓰이는 집게의 종류), 지혈제</text:p>
          </table:table-cell>
        </table:table-row>
        <table:table-row table:style-name="ro1">
          <table:table-cell office:value-type="string" calcext:value-type="string">
            <text:p>sincere sympathy </text:p>
          </table:table-cell>
          <table:table-cell office:value-type="string" calcext:value-type="string">
            <text:p><text:s/>심심한 위로</text:p>
          </table:table-cell>
        </table:table-row>
        <table:table-row table:style-name="ro1">
          <table:table-cell office:value-type="string" calcext:value-type="string">
            <text:p>cowardice </text:p>
          </table:table-cell>
          <table:table-cell office:value-type="string" calcext:value-type="string">
            <text:p><text:s/>비겁</text:p>
          </table:table-cell>
        </table:table-row>
        <table:table-row table:style-name="ro1">
          <table:table-cell office:value-type="string" calcext:value-type="string">
            <text:p>rest assured </text:p>
          </table:table-cell>
          <table:table-cell office:value-type="string" calcext:value-type="string">
            <text:p><text:s/>안심하고 있다</text:p>
          </table:table-cell>
        </table:table-row>
        <table:table-row table:style-name="ro2">
          <table:table-cell office:value-type="string" calcext:value-type="string">
            <text:p>war-game </text:p>
          </table:table-cell>
          <table:table-cell office:value-type="string" calcext:value-type="string">
            <text:p><text:s/>전쟁 연습, 모의 실전</text:p>
          </table:table-cell>
        </table:table-row>
        <table:table-row table:style-name="ro2">
          <table:table-cell office:value-type="string" calcext:value-type="string">
            <text:p>green light </text:p>
          </table:table-cell>
          <table:table-cell office:value-type="string" calcext:value-type="string">
            <text:p><text:s/>청신호, 정식 허가, 승인</text:p>
          </table:table-cell>
        </table:table-row>
        <table:table-row table:style-name="ro2">
          <table:table-cell office:value-type="string" calcext:value-type="string">
            <text:p>straight a shooter </text:p>
          </table:table-cell>
          <table:table-cell office:value-type="string" calcext:value-type="string">
            <text:p><text:s/>직선적인, 직설적인</text:p>
          </table:table-cell>
        </table:table-row>
        <table:table-row table:style-name="ro2">
          <table:table-cell office:value-type="string" calcext:value-type="string">
            <text:p>Commander in Chief </text:p>
          </table:table-cell>
          <table:table-cell office:value-type="string" calcext:value-type="string">
            <text:p><text:s/>총사령관, 최고사령관</text:p>
          </table:table-cell>
        </table:table-row>
        <table:table-row table:style-name="ro2">
          <table:table-cell office:value-type="string" calcext:value-type="string">
            <text:p>comply </text:p>
          </table:table-cell>
          <table:table-cell office:value-type="string" calcext:value-type="string">
            <text:p><text:s/>따르다, 동의하다</text:p>
          </table:table-cell>
        </table:table-row>
        <table:table-row table:style-name="ro1">
          <table:table-cell office:value-type="string" calcext:value-type="string">
            <text:p>IED </text:p>
          </table:table-cell>
          <table:table-cell office:value-type="string" calcext:value-type="string">
            <text:p><text:s/>급조 폭발물</text:p>
          </table:table-cell>
        </table:table-row>
        <table:table-row table:style-name="ro2">
          <table:table-cell office:value-type="string" calcext:value-type="string">
            <text:p>munition </text:p>
          </table:table-cell>
          <table:table-cell office:value-type="string" calcext:value-type="string">
            <text:p><text:s/>탄약, 무기, 군수품</text:p>
          </table:table-cell>
        </table:table-row>
        <table:table-row table:style-name="ro2">
          <table:table-cell office:value-type="string" calcext:value-type="string">
            <text:p>off the charts </text:p>
          </table:table-cell>
          <table:table-cell office:value-type="string" calcext:value-type="string">
            <text:p><text:s/>기대치 밖의, 예상밖의</text:p>
          </table:table-cell>
        </table:table-row>
        <table:table-row table:style-name="ro2">
          <table:table-cell office:value-type="string" calcext:value-type="string">
            <text:p>counterattacks </text:p>
          </table:table-cell>
          <table:table-cell office:value-type="string" calcext:value-type="string">
            <text:p><text:s/>역습, 반격</text:p>
          </table:table-cell>
        </table:table-row>
        <table:table-row table:style-name="ro2">
          <table:table-cell office:value-type="string" calcext:value-type="string">
            <text:p>crowing </text:p>
          </table:table-cell>
          <table:table-cell office:value-type="string" calcext:value-type="string">
            <text:p><text:s/>(적을)이겨서 자랑하다, 환성을 지르다</text:p>
          </table:table-cell>
        </table:table-row>
        <table:table-row table:style-name="ro2">
          <table:table-cell office:value-type="string" calcext:value-type="string">
            <text:p>you look the part </text:p>
          </table:table-cell>
          <table:table-cell office:value-type="string" calcext:value-type="string">
            <text:p><text:s/>그일을 하는 사람처럼 적합해 보인다.</text:p>
          </table:table-cell>
        </table:table-row>
        <table:table-row table:style-name="ro2">
          <table:table-cell office:value-type="string" calcext:value-type="string">
            <text:p>treading </text:p>
          </table:table-cell>
          <table:table-cell office:value-type="string" calcext:value-type="string">
            <text:p><text:s/>아주 가까운것?</text:p>
          </table:table-cell>
        </table:table-row>
        <table:table-row table:style-name="ro2">
          <table:table-cell office:value-type="string" calcext:value-type="string">
            <text:p>tread </text:p>
          </table:table-cell>
          <table:table-cell office:value-type="string" calcext:value-type="string">
            <text:p><text:s/>밟다, 가다, 으깨다</text:p>
          </table:table-cell>
        </table:table-row>
        <table:table-row table:style-name="ro2">
          <table:table-cell office:value-type="string" calcext:value-type="string">
            <text:p>commit treason </text:p>
          </table:table-cell>
          <table:table-cell office:value-type="string" calcext:value-type="string">
            <text:p>반역을 꾸미다.</text:p>
          </table:table-cell>
        </table:table-row>
        <table:table-row table:style-name="ro1">
          <table:table-cell office:value-type="string" calcext:value-type="string">
            <text:p>treason </text:p>
          </table:table-cell>
          <table:table-cell office:value-type="string" calcext:value-type="string">
            <text:p><text:s/>반역</text:p>
          </table:table-cell>
        </table:table-row>
        <table:table-row table:style-name="ro1">
          <table:table-cell office:value-type="string" calcext:value-type="string">
            <text:p>definitively </text:p>
          </table:table-cell>
          <table:table-cell office:value-type="string" calcext:value-type="string">
            <text:p><text:s/>명확하게</text:p>
          </table:table-cell>
        </table:table-row>
        <table:table-row table:style-name="ro1">
          <table:table-cell office:value-type="string" calcext:value-type="string">
            <text:p>presidential </text:p>
          </table:table-cell>
          <table:table-cell office:value-type="string" calcext:value-type="string">
            <text:p><text:s/>대통령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21:56:35.020906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24T23:46:29.961853875</dc:date>
    <meta:editing-duration>PT3H43M44S</meta:editing-duration>
    <meta:editing-cycles>24</meta:editing-cycles>
    <meta:generator>LibreOffice/5.3.1.2$Linux_X86_64 LibreOffice_project/30m0$Build-2</meta:generator>
    <meta:document-statistic meta:table-count="3" meta:cell-count="1011" meta:object-count="0"/>
  </office:meta>
</office:document-meta>
</file>